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30.26pt"/>
    </style:style>
    <style:style style:name="co4" style:family="table-column">
      <style:table-column-properties fo:break-before="auto" style:column-width="752.91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993.34pt"/>
    </style:style>
    <style:style style:name="co7" style:family="table-column">
      <style:table-column-properties fo:break-before="auto" style:column-width="172.35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1067.5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  <table:table-cell office:value-type="string" calcext:value-type="string">
            <text:p>elapsed_time</text:p>
          </table:table-cell>
          <table:table-cell office:value-type="string" calcext:value-type="string">
            <text:p>pert_ratio</text:p>
          </table:table-cell>
        </table:table-row>
        <table:table-row table:style-name="ro1">
          <table:table-cell office:value-type="string" calcext:value-type="string">
            <text:p>[4.30193014]</text:p>
          </table:table-cell>
          <table:table-cell office:value-type="float" office:value="4.28745818559315" calcext:value-type="float">
            <text:p>4.28745818559315</text:p>
          </table:table-cell>
          <table:table-cell office:value-type="string" calcext:value-type="string">
            <text:p>[471 465 <text:s/>26 463 539 472 638 <text:s/>25 <text:s/>32 460]</text:p>
          </table:table-cell>
          <table:table-cell office:value-type="string" calcext:value-type="string">
            <text:p>[0.64058317 0.05394963 0.04765909 0.03723354 0.03634085 0.03021978 0.02208914 0.01304363 0.00515954 0.00072145]</text:p>
          </table:table-cell>
          <table:table-cell office:value-type="float" office:value="0.0144719580844486" calcext:value-type="float">
            <text:p>0.014471958084449</text:p>
          </table:table-cell>
          <table:table-cell office:value-type="string" calcext:value-type="string">
            <text:p>[('Adventure|Animation|Children|Drama|Musical|IMAX', 0.6405831730692462), ('Drama|Horror', 0.053949633897589694), ('Action|Adventure|Sci-Fi|Thriller', 0.047659094243250925), ('Adventure|Drama|IMAX', 0.03723354112226864), ('Action|Crime|Thriller', 0.03634085483045044), ('Action|Adventure|Comedy|Romance|Thriller', 0.03021977860124629), ('Drama|Thriller', 0.022089139644219224), ('Thriller', 0.013043634135868933), ('Adventure|Drama|Western', 0.005159540178304089), ('Children|Drama', 0.0007214476693698717)]</text:p>
          </table:table-cell>
          <table:table-cell office:value-type="string" calcext:value-type="string">
            <text:p>['Crime|Drama']</text:p>
          </table:table-cell>
          <table:table-cell office:value-type="float" office:value="3.57446808510638" calcext:value-type="float">
            <text:p>3.57446808510638</text:p>
          </table:table-cell>
          <table:table-cell office:value-type="float" office:value="0.961928047272963" calcext:value-type="float">
            <text:p>0.9619280472729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'Drama|War', 'Drama|Horror', 'Adventure|Drama|Western', 'Children|Drama', 'Crime|Mystery|Thriller', 'Adventure|Animation|Children|Drama|Musical|IMAX', 'Crime|Drama', 'Action|Adventure|Comedy|Romance|Thriller', 'Action|Crime|Thriller', 'Comedy|Romance', 'Comedy|Drama|Romance', 'Comedy|Romance', 'Crime|Horror|Thriller', 'Comedy|Crime|Drama|Thriller', 'Action|Adventure|Sci-Fi|Thriller', 'Comedy|Crime|Thriller', 'Drama|Thriller', 'Adventure|Drama|IMAX', 'Action|Romance|Thriller', 'Mystery|Thriller']</text:p>
          </table:table-cell>
          <table:table-cell office:value-type="float" office:value="10.5217976570129" calcext:value-type="float">
            <text:p>10.521797657012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77330307]</text:p>
          </table:table-cell>
          <table:table-cell office:value-type="float" office:value="4.43789721935785" calcext:value-type="float">
            <text:p>4.43789721935785</text:p>
          </table:table-cell>
          <table:table-cell office:value-type="string" calcext:value-type="string">
            <text:p>[166 192 <text:s/>16 754 147 770 758 478 <text:s/>84 <text:s/>75]</text:p>
          </table:table-cell>
          <table:table-cell office:value-type="string" calcext:value-type="string">
            <text:p>[0.89228772 0.01743807 0.01447402 0.01255116 0.01139193 0.00516569 0.00468225 0.00424126 0.00331775 0.00318979]</text:p>
          </table:table-cell>
          <table:table-cell office:value-type="float" office:value="0.335405846591197" calcext:value-type="float">
            <text:p>0.335405846591197</text:p>
          </table:table-cell>
          <table:table-cell office:value-type="string" calcext:value-type="string">
            <text:p>[('Action|Sci-Fi|Thriller', 0.8922877214495077), ('Action|Crime|Drama|Thriller', 0.017438067418455088), ('Comedy|Crime|Drama|Thriller', 0.014474023741932497), ('Drama|Romance', 0.012551161182898892), ('Crime|Drama', 0.011391925462290717), ('Action|Adventure|Comedy|Fantasy', 0.0051656867511682145), ('Action|Crime|Mystery|Sci-Fi|Thriller', 0.004682251600727851), ('Action|Sci-Fi', 0.00424126045750919), ('Comedy|Fantasy|Romance', 0.0033177485833535635), ('Horror|Sci-Fi', 0.0031897891111699475)]</text:p>
          </table:table-cell>
          <table:table-cell office:value-type="string" calcext:value-type="string">
            <text:p>['Crime|Drama']</text:p>
          </table:table-cell>
          <table:table-cell office:value-type="float" office:value="3.59925093632959" calcext:value-type="float">
            <text:p>3.59925093632959</text:p>
          </table:table-cell>
          <table:table-cell office:value-type="float" office:value="0.711383760451386" calcext:value-type="float">
            <text:p>0.7113837604513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['Comedy|Fantasy|Romance', 'Crime|Drama|Mystery', 'Mystery|Thriller', 'Drama|Musical|Romance', 'Action|Sci-Fi|Thriller', 'Action|Sci-Fi|Thriller', 'Drama', 'Drama|War', 'Drama|Romance|War', 'Adventure|Drama|War', 'Drama|Film-Noir|Romance', 'Adventure|Drama|Western', 'Action|Adventure|Drama', 'Crime|Horror|Thriller', 'Action|Adventure|Sci-Fi', 'Action|Adventure', 'Drama|Horror|Mystery', 'Action|Adventure', 'Crime|Drama', 'Mystery|Thriller']</text:p>
          </table:table-cell>
          <table:table-cell office:value-type="float" office:value="10.4313824176788" calcext:value-type="float">
            <text:p>10.431382417678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6639137]</text:p>
          </table:table-cell>
          <table:table-cell office:value-type="float" office:value="4.83238932341676" calcext:value-type="float">
            <text:p>4.83238932341676</text:p>
          </table:table-cell>
          <table:table-cell office:value-type="string" calcext:value-type="string">
            <text:p>[ 25 232 323 321 <text:s/>27 322 621 463 471 827]</text:p>
          </table:table-cell>
          <table:table-cell office:value-type="string" calcext:value-type="string">
            <text:p>[0.61962967 0.05974939 0.05069257 0.04395527 0.0433261 <text:s/>0.02968369 0.02019913 0.01197779 0.00328721 0.00264532]</text:p>
          </table:table-cell>
          <table:table-cell office:value-type="float" office:value="1.06599794918053" calcext:value-type="float">
            <text:p>1.06599794918053</text:p>
          </table:table-cell>
          <table:table-cell office:value-type="string" calcext:value-type="string">
            <text:p>[('Thriller', 0.6196296746067823), ('Crime|Drama', 0.05974939335538949), ('Animation|Children|Fantasy|Musical|Romance|IMAX', 0.05069257181178488), ('Comedy|Drama|Romance', 0.04395527152446053), ('Comedy|Drama', 0.043326098733391695), ('Adventure|Animation|Children|Comedy|Musical', 0.029683693537974336), ('Action|Romance|Thriller', 0.02019912879919709), ('Adventure|Drama|IMAX', 0.011977788072276245), ('Adventure|Animation|Children|Drama|Musical|IMAX', 0.003287208043883037), ('Children|Comedy', 0.002645320927445083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4.24907063197026" calcext:value-type="float">
            <text:p>4.24907063197026</text:p>
          </table:table-cell>
          <table:table-cell office:value-type="float" office:value="0.599914082008244" calcext:value-type="float">
            <text:p>0.59991408200824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'Comedy|Drama|Musical|Romance', 'Crime|Drama', 'Adventure|Animation|Children|Comedy', 'Drama', 'Drama|Musical', 'Comedy', 'Adventure|Animation|Children|Comedy|Musical|Romance', 'Adventure|Children|Fantasy|Musical', 'Drama', 'Comedy', 'Children|Comedy', 'Children|Drama|Fantasy|Romance', 'Action|Adventure|Drama|Fantasy', 'Comedy|Drama|Fantasy', 'Drama', 'Comedy|Crime|Drama|Musical', 'Drama|Romance', 'Drama|Musical|Romance', 'Comedy', 'Comedy|Crime']</text:p>
          </table:table-cell>
          <table:table-cell office:value-type="float" office:value="10.4185316562653" calcext:value-type="float">
            <text:p>10.41853165626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40570637]</text:p>
          </table:table-cell>
          <table:table-cell office:value-type="float" office:value="4.41697809439059" calcext:value-type="float">
            <text:p>4.41697809439059</text:p>
          </table:table-cell>
          <table:table-cell office:value-type="string" calcext:value-type="string">
            <text:p>[ 244 <text:s/>774 <text:s/>166 <text:s/>232 <text:s/>764 <text:s/>753 <text:s text:c="3"/>7 <text:s/>233 <text:s text:c="2"/>28 1133]</text:p>
          </table:table-cell>
          <table:table-cell office:value-type="string" calcext:value-type="string">
            <text:p>[0.52521326 0.14421701 0.09177498 0.08202029 0.07057391 0.06609349 0.03500225 0.02885188 0.01369469 0.01325349]</text:p>
          </table:table-cell>
          <table:table-cell office:value-type="float" office:value="0.0112717245842573" calcext:value-type="float">
            <text:p>0.011271724584257</text:p>
          </table:table-cell>
          <table:table-cell office:value-type="string" calcext:value-type="string">
            <text:p>[('Action|Crime|Drama|Mystery|Sci-Fi|Thriller|IMAX', 0.5252132572877269), ('Action|Adventure|Drama|Fantasy', 0.14421701080785207), ('Action|Sci-Fi|Thriller', 0.09177497637892586), ('Crime|Drama', 0.08202029497044197), ('Adventure|Fantasy', 0.07057390555520132), ('Adventure|Fantasy', 0.06609349073785245), ('Action|Drama|War', 0.035002247663178915), ('Drama|Romance', 0.028851881221307638), ('Drama|War', 0.013694694041023284), ('Adventure|Animation|Children|Comedy|Fantasy|IMAX', 0.013253486851523225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64615384615385" calcext:value-type="float">
            <text:p>3.64615384615385</text:p>
          </table:table-cell>
          <table:table-cell office:value-type="float" office:value="0.856976244725412" calcext:value-type="float">
            <text:p>0.85697624472541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['Drama|Horror|Thriller', 'Drama', 'Drama|Thriller', 'Drama', 'Drama|Romance', 'Adventure|Animation|Children|Drama|Musical|IMAX', 'Horror|Mystery', 'Crime|Drama|Romance|War', 'Horror|Thriller', 'Drama|Romance', 'Drama|Fantasy|Romance', 'Drama|Thriller', 'Drama', 'Drama|Romance', 'Drama|Romance', 'Action|Crime', 'Action|Adventure|Drama|War', 'Action|Mystery|Thriller', 'Comedy|Crime|Thriller', 'Drama|Romance']</text:p>
          </table:table-cell>
          <table:table-cell office:value-type="float" office:value="10.3893611431122" calcext:value-type="float">
            <text:p>10.389361143112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23554544]</text:p>
          </table:table-cell>
          <table:table-cell office:value-type="float" office:value="5.32920368120164" calcext:value-type="float">
            <text:p>5.32920368120164</text:p>
          </table:table-cell>
          <table:table-cell office:value-type="string" calcext:value-type="string">
            <text:p>[ <text:s/>73 <text:s/>238 <text:s/>588 <text:s text:c="2"/>68 1241 <text:s text:c="2"/>15 1066 <text:s text:c="2"/>20 1054 <text:s text:c="2"/>75]</text:p>
          </table:table-cell>
          <table:table-cell office:value-type="string" calcext:value-type="string">
            <text:p>[6.02506966e-01 1.08986478e-02 1.04420356e-02 5.79701568e-03 5.65499646e-03 4.21725853e-03 3.96299151e-03 2.75504857e-03 7.22624296e-04 1.51502465e-04]</text:p>
          </table:table-cell>
          <table:table-cell office:value-type="float" office:value="2.09365824587827" calcext:value-type="float">
            <text:p>2.09365824587827</text:p>
          </table:table-cell>
          <table:table-cell office:value-type="string" calcext:value-type="string">
            <text:p>[('Action|Adventure|Sci-Fi', 0.602506966127038), ('Action|Crime|Drama|IMAX', 0.010898647774272194), ('Action|Crime|Drama|Thriller', 0.010442035645858959), ('Action|Adventure|Sci-Fi', 0.0057970156848631904), ('Action|Adventure|Sci-Fi', 0.005654996462826323), ('Action|Adventure|Sci-Fi', 0.004217258529423231), ('Action|Adventure|Sci-Fi|IMAX', 0.0039629915056086555), ('Comedy|Drama|Romance|War', 0.0027550485736649874), ('Action|Adventure|Sci-Fi', 0.000722624295797707), ('Horror|Sci-Fi', 0.00015150246532121025)]</text:p>
          </table:table-cell>
          <table:table-cell office:value-type="string" calcext:value-type="string">
            <text:p>['Comedy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  <table:table-cell office:value-type="float" office:value="10.332935333252" calcext:value-type="float">
            <text:p>10.33293533325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8386159]</text:p>
          </table:table-cell>
          <table:table-cell office:value-type="float" office:value="5.23709708317588" calcext:value-type="float">
            <text:p>5.23709708317588</text:p>
          </table:table-cell>
          <table:table-cell office:value-type="string" calcext:value-type="string">
            <text:p>[192 <text:s/>68 <text:s/>73 <text:s/>15 <text:s/>70 244 234 <text:s/>84 238 166]</text:p>
          </table:table-cell>
          <table:table-cell office:value-type="string" calcext:value-type="string">
            <text:p>[0.65301422 0.01664009 0.01535313 0.01047361 0.01033901 0.00915778 0.00506943 0.00495834 0.00437492 0.00243118]</text:p>
          </table:table-cell>
          <table:table-cell office:value-type="float" office:value="1.6532354927882" calcext:value-type="float">
            <text:p>1.6532354927882</text:p>
          </table:table-cell>
          <table:table-cell office:value-type="string" calcext:value-type="string">
            <text:p>[('Action|Crime|Drama|Thriller', 0.6530142151009944), ('Action|Adventure|Sci-Fi', 0.016640090379299467), ('Action|Adventure|Sci-Fi', 0.015353129967422713), ('Action|Adventure|Sci-Fi', 0.010473605627826524), ('Action|Adventure', 0.010339011040879876), ('Action|Crime|Drama|Mystery|Sci-Fi|Thriller|IMAX', 0.009157776106236422), ('Action|Crime|Thriller', 0.005069432191850623), ('Comedy|Fantasy|Romance', 0.004958340966896609), ('Action|Crime|Drama|IMAX', 0.004374920904895996), ('Action|Sci-Fi|Thriller', 0.0024311836565839413)]</text:p>
          </table:table-cell>
          <table:table-cell office:value-type="string" calcext:value-type="string">
            <text:p>['Comedy|Crime']</text:p>
          </table:table-cell>
          <table:table-cell office:value-type="float" office:value="2.36368477103301" calcext:value-type="float">
            <text:p>2.36368477103301</text:p>
          </table:table-cell>
          <table:table-cell office:value-type="float" office:value="1.08187293258993" calcext:value-type="float">
            <text:p>1.0818729325899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['Action|Crime|Drama|Thriller', 'Crime|Drama', 'Comedy|Crime', 'Action|Adventure|Sci-Fi', 'Comedy|Crime|Drama|Thriller', 'Action|Adventure|Comedy|Sci-Fi', 'Action|Sci-Fi|Thriller', 'Action|Adventure', 'Action|Animation|Sci-Fi|Thriller', 'Action|Adventure|Horror|Sci-Fi', 'Action|Drama|Thriller', 'Action|Adventure|Comedy|Sci-Fi', 'Action|Adventure|Animation|Sci-Fi', 'Adventure|Fantasy', 'Animation|Mystery|Sci-Fi', 'Comedy|Drama|Romance', 'Comedy|Drama|Romance', 'Adventure|Animation|Fantasy', 'Mystery|Sci-Fi|Thriller', 'Action|Adventure']</text:p>
          </table:table-cell>
          <table:table-cell office:value-type="float" office:value="10.3991320133209" calcext:value-type="float">
            <text:p>10.399132013320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2965236]</text:p>
          </table:table-cell>
          <table:table-cell office:value-type="float" office:value="4.568755564833" calcext:value-type="float">
            <text:p>4.568755564833</text:p>
          </table:table-cell>
          <table:table-cell office:value-type="string" calcext:value-type="string">
            <text:p>[ 34 <text:s/>26 <text:s/>25 463 <text:s/>28 621 <text:s text:c="2"/>7 <text:s/>27 232 313]</text:p>
          </table:table-cell>
          <table:table-cell office:value-type="string" calcext:value-type="string">
            <text:p>[0.47449796 0.12136207 0.10418777 0.08704418 0.08483506 0.06083369 0.0446293 <text:s/>0.02589023 0.01919454 0.00880197]</text:p>
          </table:table-cell>
          <table:table-cell office:value-type="float" office:value="0.2722319679772" calcext:value-type="float">
            <text:p>0.2722319679772</text:p>
          </table:table-cell>
          <table:table-cell office:value-type="string" calcext:value-type="string">
            <text:p>[('Crime|Horror|Thriller', 0.4744979613688085), ('Action|Adventure|Sci-Fi|Thriller', 0.12136206969331463), ('Thriller', 0.10418777169353698), ('Adventure|Drama|IMAX', 0.08704417819520952), ('Drama|War', 0.08483506041735057), ('Action|Romance|Thriller', 0.06083369320855929), ('Action|Drama|War', 0.044629301476386475), ('Comedy|Drama', 0.02589023265330337), ('Crime|Drama', 0.019194543696789742), ('Comedy|Romance', 0.008801968522727577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78125" calcext:value-type="float">
            <text:p>3.78125</text:p>
          </table:table-cell>
          <table:table-cell office:value-type="float" office:value="0.92649794252335" calcext:value-type="float">
            <text:p>0.926497942523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'Drama', 'Comedy|Drama|Romance', 'Thriller', 'Adventure|Drama|IMAX', 'Drama|Romance', 'Drama|Mystery', 'Comedy|Drama|Romance|War', 'Action|Crime|Drama|Thriller', 'Crime|Horror|Thriller', 'Action|Romance', 'Drama|Sci-Fi', 'Action|Romance|War|Western', 'Action|Drama|War', 'Action|Crime|Thriller', 'Action|Drama|War', 'Action|Comedy', 'Action|Drama', 'Crime|Drama', 'Action|Adventure|Mystery|Thriller', 'Action|Adventure|Thriller']</text:p>
          </table:table-cell>
          <table:table-cell office:value-type="float" office:value="10.363776922226" calcext:value-type="float">
            <text:p>10.36377692222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2971175]</text:p>
          </table:table-cell>
          <table:table-cell office:value-type="float" office:value="4.26431236885995" calcext:value-type="float">
            <text:p>4.26431236885995</text:p>
          </table:table-cell>
          <table:table-cell office:value-type="string" calcext:value-type="string">
            <text:p>[ 987 1721 <text:s/>723 <text:s/>401 1180 1110 <text:s text:c="2"/>68 <text:s text:c="2"/>17 3246 3245]</text:p>
          </table:table-cell>
          <table:table-cell office:value-type="string" calcext:value-type="string">
            <text:p>[0.50454436 0.10564127 0.06433695 0.06131544 0.05409103 0.05360621 0.05216693 0.0153257 <text:s/>0. <text:s text:c="8"/>0. <text:s text:c="7"/>]</text:p>
          </table:table-cell>
          <table:table-cell office:value-type="float" office:value="0.534600615768148" calcext:value-type="float">
            <text:p>0.534600615768148</text:p>
          </table:table-cell>
          <table:table-cell office:value-type="string" calcext:value-type="string">
            <text:p>[('Drama|Romance', 0.5045443581265464), ('Adventure|Drama|Sci-Fi', 0.10564127237207949), ('Adventure|Drama|Sci-Fi', 0.06433695384437403), ('Drama|Horror|Mystery', 0.06131544467973776), ('Action|Western', 0.054091026914981924), ('Drama', 0.0536062124778132), ('Action|Adventure|Sci-Fi', 0.05216692924147508), ('Action|Adventure|Sci-Fi', 0.015325698423188726), ('Comedy', 0.0), ('Drama', 0.0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54814814814815" calcext:value-type="float">
            <text:p>3.54814814814815</text:p>
          </table:table-cell>
          <table:table-cell office:value-type="float" office:value="1.05912975121275" calcext:value-type="float">
            <text:p>1.059129751212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'Drama|Musical|Romance', 'Action|Adventure|Drama|War', 'Comedy|Drama|Romance|War', 'Comedy|Western', 'Adventure|Comedy|Sci-Fi', 'Action|Adventure|Sci-Fi', 'Animation|Children|Comedy|Crime', 'Action|Adventure|Drama', 'Comedy|Crime|Mystery|Romance|Thriller', 'Drama', 'Action|Adventure', 'Action|Adventure|Comedy|Fantasy|Romance', 'Drama|Romance', 'Children|Drama|Sci-Fi', 'Drama', 'Animation|Children|Comedy', 'Adventure|Comedy|Fantasy', 'Comedy', 'Musical|Romance', 'Children|Drama']</text:p>
          </table:table-cell>
          <table:table-cell office:value-type="float" office:value="10.356499671936" calcext:value-type="float">
            <text:p>10.35649967193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24854213]</text:p>
          </table:table-cell>
          <table:table-cell office:value-type="float" office:value="5.22035494527228" calcext:value-type="float">
            <text:p>5.22035494527228</text:p>
          </table:table-cell>
          <table:table-cell office:value-type="string" calcext:value-type="string">
            <text:p>[ 73 875 774 809 756 <text:s/>15 782 770 <text:s/>16 744]</text:p>
          </table:table-cell>
          <table:table-cell office:value-type="string" calcext:value-type="string">
            <text:p>[0.54994696 0.06853121 0.06737236 0.05486057 0.05280078 0.03273373 0.02941554 0.02214378 0.01638141 0.00627597]</text:p>
          </table:table-cell>
          <table:table-cell office:value-type="float" office:value="0.971812819246841" calcext:value-type="float">
            <text:p>0.971812819246841</text:p>
          </table:table-cell>
          <table:table-cell office:value-type="string" calcext:value-type="string">
            <text:p>[('Action|Adventure|Sci-Fi', 0.5499469597530071), ('Adventure|Animation|Children|Comedy', 0.06853121461955608), ('Action|Adventure|Drama|Fantasy', 0.06737236377493709), ('Action|Crime|IMAX', 0.0548605661257925), ('Action|Adventure|Sci-Fi|Thriller', 0.05280077683486131), ('Action|Adventure|Sci-Fi', 0.03273373071559275), ('Action|Adventure|Sci-Fi|IMAX', 0.0294155434481011), ('Action|Adventure|Comedy|Fantasy', 0.022143776936136183), ('Comedy|Crime|Drama|Thriller', 0.016381406342383987), ('Adventure|Animation|Children|Comedy|Fantasy|Romance', 0.006275972530883195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47633136094675" calcext:value-type="float">
            <text:p>3.47633136094675</text:p>
          </table:table-cell>
          <table:table-cell office:value-type="float" office:value="0.910941572757026" calcext:value-type="float">
            <text:p>0.91094157275702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['Children|Comedy|Fantasy|Musical', 'Comedy', 'Comedy|Western', 'Adventure|Comedy|Sci-Fi', 'Comedy|Crime', 'Drama|War', 'Comedy', 'Adventure|Comedy|Drama', 'Comedy', 'Comedy|Crime', 'Action|Adventure|Crime|Thriller', 'Comedy|Romance', 'Comedy|Crime|Mystery', 'Comedy|Sci-Fi', 'Comedy|Sci-Fi', 'Action|Adventure|Children|Comedy|Fantasy', 'Action|Adventure|Sci-Fi', 'Documentary', 'Action|Adventure|Sci-Fi', 'Adventure|Comedy']</text:p>
          </table:table-cell>
          <table:table-cell office:value-type="float" office:value="10.4092817306519" calcext:value-type="float">
            <text:p>10.409281730651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95265371]</text:p>
          </table:table-cell>
          <table:table-cell office:value-type="float" office:value="4.14268995563118" calcext:value-type="float">
            <text:p>4.14268995563118</text:p>
          </table:table-cell>
          <table:table-cell office:value-type="string" calcext:value-type="string">
            <text:p>[ <text:s/>7 <text:s/>20 <text:s/>16 <text:s/>19 <text:s/>25 471 <text:s/>26 478 472 638]</text:p>
          </table:table-cell>
          <table:table-cell office:value-type="string" calcext:value-type="string">
            <text:p>[0.32247812 0.13196484 0.08809251 0.0542352 <text:s/>0.04442964 0.04259686 0.04085218 0.01421095 0.00788001 0.00443098]</text:p>
          </table:table-cell>
          <table:table-cell office:value-type="float" office:value="1.19003624238589" calcext:value-type="float">
            <text:p>1.19003624238589</text:p>
          </table:table-cell>
          <table:table-cell office:value-type="string" calcext:value-type="string">
            <text:p>[('Action|Drama|War', 0.322478116273353), ('Comedy|Drama|Romance|War', 0.13196484046077006), ('Comedy|Crime|Drama|Thriller', 0.08809251498507219), ('Action|Crime|Drama|Thriller', 0.054235202234438895), ('Thriller', 0.04442963828501901), ('Adventure|Animation|Children|Drama|Musical|IMAX', 0.04259686312066181), ('Action|Adventure|Sci-Fi|Thriller', 0.04085218360316738), ('Action|Sci-Fi', 0.01421094621158372), ('Action|Adventure|Comedy|Romance|Thriller', 0.007880008558066974), ('Drama|Thriller', 0.004430983369122859)]</text:p>
          </table:table-cell>
          <table:table-cell office:value-type="string" calcext:value-type="string">
            <text:p>['Crime|Drama']</text:p>
          </table:table-cell>
          <table:table-cell office:value-type="float" office:value="3.03571428571429" calcext:value-type="float">
            <text:p>3.03571428571429</text:p>
          </table:table-cell>
          <table:table-cell office:value-type="float" office:value="0.999362041402373" calcext:value-type="float">
            <text:p>0.9993620414023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'Mystery|Sci-Fi|Thriller', 'Action|Drama|War', 'Crime|Drama', 'Adventure|Children|Fantasy', 'Adventure|Drama|Sci-Fi', 'Action|Adventure|Sci-Fi|Thriller', 'Thriller', 'Adventure|Drama|Western', 'Drama|Thriller|War', 'Adventure|Animation|Children|Drama|Musical|IMAX', 'Adventure|Animation|Children|Comedy|Musical', 'Action|Adventure|Sci-Fi', 'Comedy|Crime|Drama|Thriller', 'Action|Crime|Thriller', 'Adventure|Drama|IMAX', 'Children|Drama', 'Action|Sci-Fi', 'Comedy|Drama|Fantasy', 'Action|Adventure|Thriller', 'Drama|Romance|War|Western']</text:p>
          </table:table-cell>
          <table:table-cell office:value-type="float" office:value="10.3284530639648" calcext:value-type="float">
            <text:p>10.328453063964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54332986]</text:p>
          </table:table-cell>
          <table:table-cell office:value-type="float" office:value="4.92537331402515" calcext:value-type="float">
            <text:p>4.92537331402515</text:p>
          </table:table-cell>
          <table:table-cell office:value-type="string" calcext:value-type="string">
            <text:p>[ <text:s/>68 <text:s/>335 <text:s/>353 <text:s/>333 <text:s/>121 <text:s text:c="2"/>15 <text:s/>359 <text:s/>354 1136 <text:s/>723]</text:p>
          </table:table-cell>
          <table:table-cell office:value-type="string" calcext:value-type="string">
            <text:p>[0.82660778 0.01993187 0.01474138 0.01217389 0.01063322 0.0087715 0.0068681 <text:s/>0.00398788 0.00382963 0.00112071]</text:p>
          </table:table-cell>
          <table:table-cell office:value-type="float" office:value="0.382043454069415" calcext:value-type="float">
            <text:p>0.382043454069415</text:p>
          </table:table-cell>
          <table:table-cell office:value-type="string" calcext:value-type="string">
            <text:p>[('Action|Adventure|Sci-Fi', 0.8266077806415156), ('Drama|Romance', 0.01993186780814636), ('Drama', 0.014741382514149548), ('Action|Adventure|Mystery|Romance|Thriller', 0.012173894439685412), ('Action|Drama|War', 0.010633220826343923), ('Action|Adventure|Sci-Fi', 0.008771502123100036), ('Comedy', 0.006868102879510275), ('Adventure|Drama|War', 0.003987881231935945), ('Crime|Drama', 0.0038296263852127914), ('Adventure|Drama|Sci-Fi', 0.0011207131415464293)]</text:p>
          </table:table-cell>
          <table:table-cell office:value-type="string" calcext:value-type="string">
            <text:p>['Crime|Drama']</text:p>
          </table:table-cell>
          <table:table-cell office:value-type="float" office:value="4.12258064516129" calcext:value-type="float">
            <text:p>4.12258064516129</text:p>
          </table:table-cell>
          <table:table-cell office:value-type="float" office:value="1.03696507466597" calcext:value-type="float">
            <text:p>1.036965074665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'Drama|Romance|War', 'Comedy|Crime', 'Crime|Drama', 'Drama|Western', 'Action|Adventure|Sci-Fi', 'Mystery|Thriller', 'Action|Adventure|Mystery|Romance|Thriller', 'Drama|Romance', 'Comedy|Sci-Fi', 'Drama|Mystery|Romance|Thriller', 'Crime|Mystery|Thriller', 'Action|Horror', 'Drama', 'Adventure|Drama|War', 'Comedy', 'Action|Western', 'Comedy|Drama', 'Comedy|Drama|Romance', 'Adventure|Animation|Children|Comedy', 'Drama']</text:p>
          </table:table-cell>
          <table:table-cell office:value-type="float" office:value="10.2687959671021" calcext:value-type="float">
            <text:p>10.268795967102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42543428]</text:p>
          </table:table-cell>
          <table:table-cell office:value-type="float" office:value="3.78444258905281" calcext:value-type="float">
            <text:p>3.78444258905281</text:p>
          </table:table-cell>
          <table:table-cell office:value-type="string" calcext:value-type="string">
            <text:p>[ 166 <text:s/>744 1198 <text:s text:c="2"/>70 <text:s/>238 <text:s/>134 <text:s text:c="2"/>89 <text:s/>770 1060 <text:s/>764]</text:p>
          </table:table-cell>
          <table:table-cell office:value-type="string" calcext:value-type="string">
            <text:p>[0.5291781 <text:s/>0.16536928 0.15719981 0.09812952 0.0543624 <text:s/>0.02498425 0.01316297 0.01222911 0.00619553 0.00572144]</text:p>
          </table:table-cell>
          <table:table-cell office:value-type="float" office:value="0.359008309275009" calcext:value-type="float">
            <text:p>0.359008309275009</text:p>
          </table:table-cell>
          <table:table-cell office:value-type="string" calcext:value-type="string">
            <text:p>[('Action|Sci-Fi|Thriller', 0.52917809703487), ('Adventure|Animation|Children|Comedy|Fantasy|Romance', 0.16536928436384146), ('Action|Mystery|Thriller', 0.15719980787148388), ('Action|Adventure', 0.09812952079660604), ('Action|Crime|Drama|IMAX', 0.05436239968120918), ('Action|Adventure|Fantasy', 0.024984251297693088), ('Action|Adventure', 0.013162969261175852), ('Action|Adventure|Comedy|Fantasy', 0.012229107934988857), ('Mystery|Sci-Fi|Thriller', 0.006195534959422598), ('Adventure|Fantasy', 0.005721435992283873)]</text:p>
          </table:table-cell>
          <table:table-cell office:value-type="string" calcext:value-type="string">
            <text:p>['Crime|Mystery|Thriller']</text:p>
          </table:table-cell>
          <table:table-cell office:value-type="float" office:value="3.74509803921569" calcext:value-type="float">
            <text:p>3.74509803921569</text:p>
          </table:table-cell>
          <table:table-cell office:value-type="float" office:value="0.629133772828802" calcext:value-type="float">
            <text:p>0.6291337728288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Action|Adventure|Animation|Children|Comedy', 'Adventure|Drama', 'Action|Sci-Fi', 'Crime|Mystery|Thriller', 'Action|Comedy|Sci-Fi', 'Adventure|Animation|Children|Romance|Sci-Fi', 'Sci-Fi', 'Action|Comedy|Thriller', 'Action|Adventure|Comedy|Sci-Fi', 'Sci-Fi|Thriller', 'Adventure|Animation|Children|Comedy', 'Action|Adventure|Fantasy|IMAX', 'Action|Adventure|Sci-Fi', 'Action|Adventure|Comedy|Fantasy', 'Action|Adventure|Fantasy', 'Action|Adventure', 'Action|Adventure', 'Mystery', 'Action|Adventure|Sci-Fi', 'Action|Adventure|Comedy|Fantasy']</text:p>
          </table:table-cell>
          <table:table-cell office:value-type="float" office:value="10.5628724098206" calcext:value-type="float">
            <text:p>10.562872409820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48647309]</text:p>
          </table:table-cell>
          <table:table-cell office:value-type="float" office:value="5.35154729313712" calcext:value-type="float">
            <text:p>5.35154729313712</text:p>
          </table:table-cell>
          <table:table-cell office:value-type="string" calcext:value-type="string">
            <text:p>[1077 <text:s/>915 <text:s/>244 <text:s/>251 1378 1052 <text:s/>232 <text:s/>875 <text:s/>966 1051]</text:p>
          </table:table-cell>
          <table:table-cell office:value-type="string" calcext:value-type="string">
            <text:p>[0.57792976 0.09906864 0.08770364 0.08283795 0.04918659 0.04435002 0.02884389 0.02732434 0.01835855 0.01340647]</text:p>
          </table:table-cell>
          <table:table-cell office:value-type="float" office:value="0.865074198857631" calcext:value-type="float">
            <text:p>0.865074198857631</text:p>
          </table:table-cell>
          <table:table-cell office:value-type="string" calcext:value-type="string">
            <text:p>[('Action|Adventure|Sci-Fi', 0.5779297591944457), ('Adventure|Animation|Children|Drama', 0.09906863621207687), ('Action|Crime|Drama|Mystery|Sci-Fi|Thriller|IMAX', 0.0877036425474253), ('Action|Drama|Western', 0.08283795160572471), ('Drama', 0.04918658869696899), ('Animation|Children|Drama', 0.044350016581119686), ('Crime|Drama', 0.028843886771576347), ('Adventure|Animation|Children|Comedy', 0.02732433704901832), ('Action|Adventure|Comedy|Crime', 0.018358546833715458), ('Drama|Mystery|Sci-Fi|Thriller', 0.013406467276229475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33978328173375" calcext:value-type="float">
            <text:p>3.33978328173375</text:p>
          </table:table-cell>
          <table:table-cell office:value-type="float" office:value="1.07004497001898" calcext:value-type="float">
            <text:p>1.0700449700189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['Comedy', 'Action|Comedy|Crime', 'Comedy|Crime|Drama', 'Comedy', 'Action|Crime|Drama|Thriller', 'Comedy|Romance', 'Drama', 'Crime|Mystery|Thriller', 'Action|Adventure|Comedy|Sci-Fi', 'Comedy', 'Adventure|Comedy|Fantasy', 'Comedy', 'Comedy', 'Action|Comedy|Crime', 'Action|Comedy|Documentary', 'Action|Comedy|Documentary', 'Action|Comedy|Crime', 'Comedy|Documentary', 'Action|Comedy', 'Comedy']</text:p>
          </table:table-cell>
          <table:table-cell office:value-type="float" office:value="10.4936056137085" calcext:value-type="float">
            <text:p>10.49360561370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10562037]</text:p>
          </table:table-cell>
          <table:table-cell office:value-type="float" office:value="5.95226037578496" calcext:value-type="float">
            <text:p>5.95226037578496</text:p>
          </table:table-cell>
          <table:table-cell office:value-type="string" calcext:value-type="string">
            <text:p>[ 192 <text:s/>238 <text:s text:c="2"/>68 <text:s text:c="2"/>70 <text:s text:c="2"/>15 <text:s text:c="2"/>73 <text:s text:c="3"/>7 <text:s text:c="3"/>3 1051 <text:s/>770]</text:p>
          </table:table-cell>
          <table:table-cell office:value-type="string" calcext:value-type="string">
            <text:p>[0.7368073 <text:s/>0.02147097 0.01905894 0.00952369 0.00921983 0.00895324 0.00687457 0.00441735 0.00379864 0.00099956]</text:p>
          </table:table-cell>
          <table:table-cell office:value-type="float" office:value="1.8466400019178" calcext:value-type="float">
            <text:p>1.8466400019178</text:p>
          </table:table-cell>
          <table:table-cell office:value-type="string" calcext:value-type="string">
            <text:p>[('Action|Crime|Drama|Thriller', 0.7368072966666837), ('Action|Crime|Drama|IMAX', 0.02147096511872854), ('Action|Adventure|Sci-Fi', 0.01905894045777637), ('Action|Adventure', 0.009523690054775803), ('Action|Adventure|Sci-Fi', 0.009219833200493653), ('Action|Adventure|Sci-Fi', 0.008953239622987708), ('Action|Drama|War', 0.006874570903146939), ('Mystery|Thriller', 0.004417346066969117), ('Drama|Mystery|Sci-Fi|Thriller', 0.003798637323095868), ('Action|Adventure|Comedy|Fantasy', 0.00099955535877548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4.2123745819398" calcext:value-type="float">
            <text:p>4.2123745819398</text:p>
          </table:table-cell>
          <table:table-cell office:value-type="float" office:value="0.970749829217512" calcext:value-type="float">
            <text:p>0.97074982921751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['Adventure|Animation|Children|Comedy|Fantasy', 'Comedy', 'Action|Sci-Fi', 'Action|Adventure|Sci-Fi', 'Action|Crime|Drama', 'Action|Adventure|Sci-Fi', 'Action|Adventure', 'Crime|Drama', 'Action|Adventure|Sci-Fi', 'Comedy', 'Action|Adventure|Fantasy', 'Action|Sci-Fi|Thriller', 'Comedy', 'Action|Crime|Thriller', 'Action|Comedy|Crime', 'Comedy|Romance', 'Action|Adventure|Thriller|IMAX', 'Comedy', 'Action|Crime|Drama|Thriller', 'Sci-Fi|IMAX']</text:p>
          </table:table-cell>
          <table:table-cell office:value-type="float" office:value="10.6603493690491" calcext:value-type="float">
            <text:p>10.66034936904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89328152]</text:p>
          </table:table-cell>
          <table:table-cell office:value-type="float" office:value="4.57175360847492" calcext:value-type="float">
            <text:p>4.57175360847492</text:p>
          </table:table-cell>
          <table:table-cell office:value-type="string" calcext:value-type="string">
            <text:p>[ 244 <text:s/>253 <text:s/>254 <text:s text:c="2"/>28 1055 1136 1639 <text:s/>588 <text:s/>471 <text:s text:c="3"/>7]</text:p>
          </table:table-cell>
          <table:table-cell office:value-type="string" calcext:value-type="string">
            <text:p>[0.89110761 0.03096797 0.01701029 0.01119739 0.01090604 0.0052839 0.00360532 0.00339255 0.00316633 0.00224323]</text:p>
          </table:table-cell>
          <table:table-cell office:value-type="float" office:value="0.321527913733346" calcext:value-type="float">
            <text:p>0.321527913733346</text:p>
          </table:table-cell>
          <table:table-cell office:value-type="string" calcext:value-type="string">
            <text:p>[('Action|Crime|Drama|Mystery|Sci-Fi|Thriller|IMAX', 0.8911076121785224), ('Sci-Fi|IMAX', 0.03096796976869859), ('Drama', 0.017010289210341995), ('Drama|War', 0.011197388349796342), ('Adventure|Animation|Children|Romance|Sci-Fi', 0.010906042269733655), ('Crime|Drama', 0.005283900250065462), ('Adventure|Animation|Children|Drama', 0.003605319450673057), ('Action|Crime|Drama|Thriller', 0.003392547496811259), ('Adventure|Animation|Children|Drama|Musical|IMAX', 0.003166326356302462), ('Action|Drama|War', 0.002243232345231427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0.53642809587196" calcext:value-type="float">
            <text:p>0.53642809587196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'Action|Crime|Drama|Thriller', 'Adventure|Animation|Children|Romance|Sci-Fi', 'Crime|Drama', 'Drama|War', 'Action|Crime|Drama|IMAX', 'Action|Crime|Drama|Mystery|Sci-Fi|Thriller|IMAX', 'Sci-Fi|IMAX', 'Drama', 'Adventure|Animation|Children|Drama|Musical|IMAX', 'Action|Sci-Fi|Thriller', 'Crime|Drama', 'Adventure|Animation|Children|Comedy|Musical', 'Adventure|Animation|Children|Drama', 'Action|Animation|Comedy', 'Action|Adventure|Animation|Children|Comedy', 'Adventure|Drama', 'Action|Adventure|Fantasy|Sci-Fi', 'Crime|Drama', 'Action|Drama|War', 'Adventure|Animation|Comedy|Fantasy|Musical|Romance']</text:p>
          </table:table-cell>
          <table:table-cell office:value-type="float" office:value="10.7173752784729" calcext:value-type="float">
            <text:p>10.717375278472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1.50177221]</text:p>
          </table:table-cell>
          <table:table-cell office:value-type="float" office:value="5.15334426073922" calcext:value-type="float">
            <text:p>5.15334426073922</text:p>
          </table:table-cell>
          <table:table-cell office:value-type="string" calcext:value-type="string">
            <text:p>[ <text:s/>68 <text:s/>875 1101 1893 <text:s/>778 <text:s/>764 <text:s/>121 <text:s/>237 1027 <text:s/>184]</text:p>
          </table:table-cell>
          <table:table-cell office:value-type="string" calcext:value-type="string">
            <text:p>[0.25474732 0.13372181 0.0410449 <text:s/>0.02890796 0.02674655 0.02169459 0.02163521 0.01571988 0.00660638 0.00272869]</text:p>
          </table:table-cell>
          <table:table-cell office:value-type="float" office:value="3.65157205190107" calcext:value-type="float">
            <text:p>3.65157205190107</text:p>
          </table:table-cell>
          <table:table-cell office:value-type="string" calcext:value-type="string">
            <text:p>[('Action|Adventure|Sci-Fi', 0.25474731735629946), ('Adventure|Animation|Children|Comedy', 0.13372180871218206), ('Drama', 0.04104490426110077), ('Adventure|Fantasy|Thriller|IMAX', 0.028907959519068792), ('Adventure|Animation|Children|Comedy|Musical|Romance', 0.026746548755907866), ('Adventure|Fantasy', 0.021694591240918114), ('Action|Drama|War', 0.02163521435387253), ('Crime|Drama|Thriller', 0.01571988037142364), ('Crime|Drama', 0.006606376974282256), ('Drama|Romance', 0.0027286898167893543)]</text:p>
          </table:table-cell>
          <table:table-cell office:value-type="string" calcext:value-type="string">
            <text:p>['Comedy|War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10.7130944728851" calcext:value-type="float">
            <text:p>10.713094472885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3906112]</text:p>
          </table:table-cell>
          <table:table-cell office:value-type="float" office:value="4.55027622862291" calcext:value-type="float">
            <text:p>4.55027622862291</text:p>
          </table:table-cell>
          <table:table-cell office:value-type="string" calcext:value-type="string">
            <text:p>[ 192 <text:s/>108 <text:s/>335 <text:s/>277 <text:s text:c="2"/>85 1143 <text:s/>444 <text:s/>178 1179 <text:s/>725]</text:p>
          </table:table-cell>
          <table:table-cell office:value-type="string" calcext:value-type="string">
            <text:p>[8.25837356e-01 2.60680188e-02 8.82795700e-03 5.96587756e-03 5.70948170e-03 2.24634565e-03 1.85366281e-03 1.01996638e-03 3.09769666e-04 2.83804174e-04]</text:p>
          </table:table-cell>
          <table:table-cell office:value-type="float" office:value="0.159665027515948" calcext:value-type="float">
            <text:p>0.159665027515948</text:p>
          </table:table-cell>
          <table:table-cell office:value-type="string" calcext:value-type="string">
            <text:p>[('Action|Crime|Drama|Thriller', 0.8258373564783595), ('Comedy|Crime', 0.026068018795099936), ('Drama|Romance', 0.008827957003801916), ('Drama', 0.0059658775603435845), ('Adventure|Comedy|Sci-Fi', 0.00570948169715013), ('Crime|Drama|Film-Noir', 0.002246345652936232), ('Mystery|Thriller', 0.0018536628138563322), ('Action|Crime', 0.0010199663791662544), ('Comedy', 0.00030976966626113675), ('Drama', 0.0002838041744172077)]</text:p>
          </table:table-cell>
          <table:table-cell office:value-type="string" calcext:value-type="string">
            <text:p>['Comedy|Romance']</text:p>
          </table:table-cell>
          <table:table-cell office:value-type="float" office:value="4.02076124567474" calcext:value-type="float">
            <text:p>4.02076124567474</text:p>
          </table:table-cell>
          <table:table-cell office:value-type="float" office:value="0.742611664913018" calcext:value-type="float">
            <text:p>0.74261166491301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'Comedy', 'Comedy|Drama', 'Drama', 'Action|Comedy|Sci-Fi', 'Adventure|Animation|Children|Comedy|Sci-Fi', 'Comedy', 'Comedy|Musical', 'Action|Adventure|Comedy|Sci-Fi', 'Animation|Children|Comedy', 'Comedy|Drama|Musical', 'Action|Romance|Sci-Fi|Thriller', 'Drama', 'Comedy|Crime|Mystery|Thriller', 'Drama|Romance', 'Action|Crime|IMAX', 'Comedy|Crime', 'Adventure|Children|Musical', 'Comedy|Romance', 'Comedy|Drama', 'Drama']</text:p>
          </table:table-cell>
          <table:table-cell office:value-type="float" office:value="10.4299309253693" calcext:value-type="float">
            <text:p>10.42993092536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68601332]</text:p>
          </table:table-cell>
          <table:table-cell office:value-type="float" office:value="6.36078772368041" calcext:value-type="float">
            <text:p>6.36078772368041</text:p>
          </table:table-cell>
          <table:table-cell office:value-type="string" calcext:value-type="string">
            <text:p>[ 234 <text:s/>232 <text:s/>444 <text:s text:c="2"/>34 <text:s/>292 <text:s/>806 <text:s text:c="2"/>70 1129 <text:s/>192 <text:s/>753]</text:p>
          </table:table-cell>
          <table:table-cell office:value-type="string" calcext:value-type="string">
            <text:p>[8.72016826e-01 1.91525756e-02 1.29103905e-02 1.23554286e-02 8.47037302e-03 5.81885298e-03 4.09536476e-03 2.46222640e-03 1.57631820e-03 5.35369484e-04]</text:p>
          </table:table-cell>
          <table:table-cell office:value-type="float" office:value="1.67477440268428" calcext:value-type="float">
            <text:p>1.67477440268428</text:p>
          </table:table-cell>
          <table:table-cell office:value-type="string" calcext:value-type="string">
            <text:p>[('Action|Crime|Thriller', 0.8720168262621439), ('Crime|Drama', 0.019152575571734776), ('Mystery|Thriller', 0.012910390533361243), ('Crime|Horror|Thriller', 0.01235542855978702), ('Mystery|Sci-Fi|Thriller', 0.008470373018306712), ('Action|Crime|Film-Noir|Mystery|Thriller', 0.005818852975199178), ('Action|Adventure', 0.004095364756537335), ('Drama|Romance|Sci-Fi', 0.0024622264022770954), ('Action|Crime|Drama|Thriller', 0.0015763181960821587), ('Adventure|Fantasy', 0.0005353694843168042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52981651376147" calcext:value-type="float">
            <text:p>3.52981651376147</text:p>
          </table:table-cell>
          <table:table-cell office:value-type="float" office:value="1.0427913155568" calcext:value-type="float">
            <text:p>1.042791315556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['Action|Western', 'Action|Crime|Thriller', 'Comedy|Drama|Romance', 'Action|Crime|Film-Noir|Mystery|Thriller', 'Action|Adventure|Sci-Fi', 'Action|Drama|Thriller', 'Action|Crime|IMAX', 'Mystery|Thriller', 'Action|Sci-Fi|Thriller', 'Drama|Romance', 'Action|Comedy|Crime', 'Action|Sci-Fi|Thriller', 'Action|Fantasy|War|IMAX', 'Action|Crime|Drama|Thriller', 'Action|Adventure|Sci-Fi', 'Action|Sci-Fi|Thriller|IMAX', 'Crime|Drama', 'Comedy|Drama|Romance', 'Drama|War', 'Action|Crime|Drama|Thriller']</text:p>
          </table:table-cell>
          <table:table-cell office:value-type="float" office:value="10.4513223171234" calcext:value-type="float">
            <text:p>10.451322317123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90046097]</text:p>
          </table:table-cell>
          <table:table-cell office:value-type="float" office:value="5.2596282710467" calcext:value-type="float">
            <text:p>5.2596282710467</text:p>
          </table:table-cell>
          <table:table-cell office:value-type="string" calcext:value-type="string">
            <text:p>[ <text:s/>73 1066 <text:s/>588 <text:s/>187 <text:s/>180 1102 <text:s text:c="2"/>70 <text:s text:c="2"/>26 <text:s text:c="2"/>85 <text:s text:c="2"/>68]</text:p>
          </table:table-cell>
          <table:table-cell office:value-type="string" calcext:value-type="string">
            <text:p>[7.33236124e-01 1.54943968e-02 8.22246992e-03 6.65676835e-03 5.49263640e-03 3.49478355e-03 3.31810742e-03 2.91321671e-03 9.92367373e-04 2.71324046e-04]</text:p>
          </table:table-cell>
          <table:table-cell office:value-type="float" office:value="1.35916729940202" calcext:value-type="float">
            <text:p>1.35916729940202</text:p>
          </table:table-cell>
          <table:table-cell office:value-type="string" calcext:value-type="string">
            <text:p>[('Action|Adventure|Sci-Fi', 0.7332361237182258), ('Action|Adventure|Sci-Fi|IMAX', 0.015494396844266624), ('Action|Crime|Drama|Thriller', 0.008222469919007836), ('Action|Adventure|Sci-Fi|Thriller', 0.0066567683524385935), ('Action|Comedy|Sci-Fi', 0.005492636400130693), ('Action|Adventure|Western', 0.0034947835467575915), ('Action|Adventure', 0.00331810742124098), ('Action|Adventure|Sci-Fi|Thriller', 0.0029132167080404077), ('Adventure|Comedy|Sci-Fi', 0.000992367372710374), ('Action|Adventure|Sci-Fi', 0.00027132404611723436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68855606758833" calcext:value-type="float">
            <text:p>3.68855606758833</text:p>
          </table:table-cell>
          <table:table-cell office:value-type="float" office:value="0.857092701927981" calcext:value-type="float">
            <text:p>0.85709270192798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['Adventure|Animation|Children|Comedy|Fantasy', 'Action|Drama|Western', 'Crime|Drama|Film-Noir|Thriller', 'Comedy|Crime|Drama', 'Action|Adventure|Crime|Drama|Thriller', 'Action|Drama|Thriller|Western', 'Drama', 'Crime|Drama', 'Action|Crime|Thriller', 'Crime|Drama|Thriller', 'Adventure|Animation|Children|Comedy|Fantasy|IMAX', 'Mystery|Thriller', 'Drama|Romance|Sci-Fi', 'Drama|Mystery|Sci-Fi|Thriller', 'Action|Comedy|Fantasy|Horror', 'Action|Adventure|Western', 'Comedy|Crime|Mystery|Thriller', 'Adventure|Comedy|Drama', 'Crime|Drama|Thriller', 'Comedy|Crime|Drama|Thriller']</text:p>
          </table:table-cell>
          <table:table-cell office:value-type="float" office:value="10.5367250442505" calcext:value-type="float">
            <text:p>10.536725044250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86223577]</text:p>
          </table:table-cell>
          <table:table-cell office:value-type="float" office:value="4.76125195531843" calcext:value-type="float">
            <text:p>4.76125195531843</text:p>
          </table:table-cell>
          <table:table-cell office:value-type="string" calcext:value-type="string">
            <text:p>[ 444 <text:s/>809 <text:s/>806 <text:s text:c="2"/>16 2285 1021 <text:s/>774 <text:s/>794 <text:s text:c="3"/>4 <text:s/>147]</text:p>
          </table:table-cell>
          <table:table-cell office:value-type="string" calcext:value-type="string">
            <text:p>[9.04379758e-01 2.77433893e-02 1.30922996e-02 1.14714211e-02 6.88323315e-03 3.50011304e-03 2.69946647e-03 2.54675633e-03 1.61295057e-03 2.69595427e-04]</text:p>
          </table:table-cell>
          <table:table-cell office:value-type="float" office:value="0.100983814722539" calcext:value-type="float">
            <text:p>0.100983814722539</text:p>
          </table:table-cell>
          <table:table-cell office:value-type="string" calcext:value-type="string">
            <text:p>[('Mystery|Thriller', 0.9043797579908904), ('Action|Crime|IMAX', 0.027743389337473435), ('Action|Crime|Film-Noir|Mystery|Thriller', 0.01309229961602897), ('Comedy|Crime|Drama|Thriller', 0.011471421141418947), ('Crime|Drama', 0.006883233145763533), ('Comedy|Crime|Thriller', 0.003500113037114853), ('Action|Adventure|Drama|Fantasy', 0.0026994664667427176), ('Action|Adventure|Animation|Children|Comedy', 0.0025467563303935067), ('Crime|Mystery|Thriller', 0.0016129505658425728), ('Crime|Drama', 0.00026959542741694306)]</text:p>
          </table:table-cell>
          <table:table-cell office:value-type="string" calcext:value-type="string">
            <text:p>['Crime|Drama']</text:p>
          </table:table-cell>
          <table:table-cell office:value-type="float" office:value="4.07368421052632" calcext:value-type="float">
            <text:p>4.07368421052632</text:p>
          </table:table-cell>
          <table:table-cell office:value-type="float" office:value="0.642644294886909" calcext:value-type="float">
            <text:p>0.642644294886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['Adventure|Animation|Children|Comedy|Fantasy', 'Animation|Drama|War', 'Action|Adventure|Animation|Drama|Fantasy', 'Comedy|Romance', 'Drama|Romance|Sci-Fi', 'Action|Adventure|Sci-Fi', 'Mystery|Thriller', 'Crime|Drama|Thriller', 'Action|Crime|Thriller', 'Action|Crime|Drama|Thriller', 'Comedy|Drama|Romance', 'Action|Adventure|Thriller', 'Adventure|Animation|Children|Comedy|Musical', 'Action|Crime|IMAX', 'Action|Crime|Film-Noir|Mystery|Thriller', 'Adventure|Animation|Children|Drama|Fantasy', 'Action|Adventure|Sci-Fi|IMAX', 'Action|Crime|Thriller', 'Crime|Drama', 'Comedy|Crime|Romance']</text:p>
          </table:table-cell>
          <table:table-cell office:value-type="float" office:value="10.3499267101288" calcext:value-type="float">
            <text:p>10.349926710128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34098604]</text:p>
          </table:table-cell>
          <table:table-cell office:value-type="float" office:value="5.58313509139762" calcext:value-type="float">
            <text:p>5.58313509139762</text:p>
          </table:table-cell>
          <table:table-cell office:value-type="string" calcext:value-type="string">
            <text:p>[ <text:s/>68 <text:s/>444 <text:s/>192 1226 <text:s text:c="2"/>73 <text:s/>166 <text:s/>744 <text:s text:c="2"/>15 <text:s/>794 <text:s/>875]</text:p>
          </table:table-cell>
          <table:table-cell office:value-type="string" calcext:value-type="string">
            <text:p>[0.59300886 0.09097898 0.03505464 0.02763548 0.02072735 0.01836938 0.01363472 0.01307671 0.00249234 0.00075726]</text:p>
          </table:table-cell>
          <table:table-cell office:value-type="float" office:value="2.24214905085317" calcext:value-type="float">
            <text:p>2.24214905085317</text:p>
          </table:table-cell>
          <table:table-cell office:value-type="string" calcext:value-type="string">
            <text:p>[('Action|Adventure|Sci-Fi', 0.5930088607330515), ('Mystery|Thriller', 0.09097898398318296), ('Action|Crime|Drama|Thriller', 0.035054638437921955), ('Comedy', 0.02763548468111811), ('Action|Adventure|Sci-Fi', 0.020727348722959497), ('Action|Sci-Fi|Thriller', 0.018369379613499846), ('Adventure|Animation|Children|Comedy|Fantasy|Romance', 0.013634721293151911), ('Action|Adventure|Sci-Fi', 0.013076705726260131), ('Action|Adventure|Animation|Children|Comedy', 0.0024923364233040493), ('Adventure|Animation|Children|Comedy', 0.0007572601091722905)]</text:p>
          </table:table-cell>
          <table:table-cell office:value-type="string" calcext:value-type="string">
            <text:p>['Adventure|Fantasy']</text:p>
          </table:table-cell>
          <table:table-cell office:value-type="float" office:value="3.37227722772277" calcext:value-type="float">
            <text:p>3.37227722772277</text:p>
          </table:table-cell>
          <table:table-cell office:value-type="float" office:value="0.847841617457709" calcext:value-type="float">
            <text:p>0.8478416174577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['Adventure|Fantasy', 'Action|Sci-Fi|Thriller', 'Comedy|Crime', 'Comedy|Drama', 'Adventure|Animation|Children|Romance|Sci-Fi', 'Action|Crime|Drama|IMAX', 'Crime|Drama', 'Action|Adventure|Comedy|Fantasy', 'Action|Horror', 'Action|Adventure|Drama', 'Action|Adventure|Sci-Fi', 'Action|Adventure|Comedy|Fantasy|Romance', 'Action|Adventure', 'Adventure|Drama|War', 'Action|Comedy|Sci-Fi', 'Drama|Mystery|Sci-Fi|Thriller', 'Adventure|Fantasy', 'Action|Drama|War', 'Action|Adventure|Drama|Fantasy', 'Adventure|Animation|Children|Comedy|Fantasy|IMAX']</text:p>
          </table:table-cell>
          <table:table-cell office:value-type="float" office:value="10.4143772125244" calcext:value-type="float">
            <text:p>10.41437721252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1.51840942]</text:p>
          </table:table-cell>
          <table:table-cell office:value-type="float" office:value="5.15334426073922" calcext:value-type="float">
            <text:p>5.15334426073922</text:p>
          </table:table-cell>
          <table:table-cell office:value-type="string" calcext:value-type="string">
            <text:p>[ <text:s/>68 <text:s/>875 1101 <text:s/>121 <text:s/>778 <text:s/>764 1893 <text:s/>237 1027 <text:s/>184]</text:p>
          </table:table-cell>
          <table:table-cell office:value-type="string" calcext:value-type="string">
            <text:p>[0.26037796 0.12332168 0.0353498 <text:s/>0.02265348 0.02202096 0.01993076 0.01756477 0.01422577 0.00442699 0.00341099]</text:p>
          </table:table-cell>
          <table:table-cell office:value-type="float" office:value="3.63493484436077" calcext:value-type="float">
            <text:p>3.63493484436077</text:p>
          </table:table-cell>
          <table:table-cell office:value-type="string" calcext:value-type="string">
            <text:p>[('Action|Adventure|Sci-Fi', 0.26037795638659667), ('Adventure|Animation|Children|Comedy', 0.12332168306502332), ('Drama', 0.035349804426758384), ('Action|Drama|War', 0.02265348066779853), ('Adventure|Animation|Children|Comedy|Musical|Romance', 0.022020955168699185), ('Adventure|Fantasy', 0.019930755788670318), ('Adventure|Fantasy|Thriller|IMAX', 0.017564774526892785), ('Crime|Drama|Thriller', 0.014225765859662873), ('Crime|Drama', 0.004426985094820173), ('Drama|Romance', 0.003410989356778139)]</text:p>
          </table:table-cell>
          <table:table-cell office:value-type="string" calcext:value-type="string">
            <text:p>['Comedy|War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10.4558770656586" calcext:value-type="float">
            <text:p>10.45587706565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874806]</text:p>
          </table:table-cell>
          <table:table-cell office:value-type="float" office:value="3.7483985046313" calcext:value-type="float">
            <text:p>3.7483985046313</text:p>
          </table:table-cell>
          <table:table-cell office:value-type="string" calcext:value-type="string">
            <text:p>[ <text:s/>68 <text:s/>166 2090 1094 <text:s/>739 <text:s/>444 <text:s text:c="2"/>16 <text:s/>105 1093 <text:s/>108]</text:p>
          </table:table-cell>
          <table:table-cell office:value-type="string" calcext:value-type="string">
            <text:p>[0.61769765 0.1388151 <text:s/>0.07775666 0.07026175 0.03129008 0.02858899 0.02117775 0.0117348 <text:s/>0.00852856 0.00669056]</text:p>
          </table:table-cell>
          <table:table-cell office:value-type="float" office:value="0.126407499604224" calcext:value-type="float">
            <text:p>0.126407499604224</text:p>
          </table:table-cell>
          <table:table-cell office:value-type="string" calcext:value-type="string">
            <text:p>[('Action|Adventure|Sci-Fi', 0.6176976455876289), ('Action|Sci-Fi|Thriller', 0.13881509602249179), ('Adventure|Comedy|Drama', 0.07775665643490566), ('Action|Sci-Fi|Thriller', 0.07026174640719103), ('Drama', 0.03129007594365235), ('Mystery|Thriller', 0.02858898719282237), ('Comedy|Crime|Drama|Thriller', 0.0211777465733774), ('Drama|Mystery|Thriller', 0.011734796941150052), ('Crime|Drama|Thriller', 0.008528564983641001), ('Comedy|Crime', 0.006690562597681888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3.39147286821705" calcext:value-type="float">
            <text:p>3.39147286821705</text:p>
          </table:table-cell>
          <table:table-cell office:value-type="float" office:value="0.681884189370511" calcext:value-type="float">
            <text:p>0.6818841893705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'Comedy|Crime', 'Adventure|Comedy|Drama', 'Animation|Drama|Mystery|Sci-Fi|Thriller', 'Drama|Mystery|Thriller', 'Comedy|Crime', 'Action|Crime|Drama|Thriller', 'Crime|Horror|Mystery|Thriller', 'Mystery|Thriller', 'Action|Sci-Fi|Thriller', 'Comedy|Crime|Romance', 'Drama|Musical', 'Comedy', 'Comedy', 'Action|Adventure|Sci-Fi', 'Drama', 'Comedy', 'Action|Crime', 'Comedy|Drama|Romance', 'Comedy', 'Drama|Romance|Sci-Fi']</text:p>
          </table:table-cell>
          <table:table-cell office:value-type="float" office:value="10.4000115394592" calcext:value-type="float">
            <text:p>10.40001153945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90969265]</text:p>
          </table:table-cell>
          <table:table-cell office:value-type="float" office:value="5.28253906508336" calcext:value-type="float">
            <text:p>5.28253906508336</text:p>
          </table:table-cell>
          <table:table-cell office:value-type="string" calcext:value-type="string">
            <text:p>[794 103 <text:s/>68 744 <text:s/>73 774 <text:s/>20 754 778 782]</text:p>
          </table:table-cell>
          <table:table-cell office:value-type="string" calcext:value-type="string">
            <text:p>[9.60620933e-01 6.59802192e-03 4.44562049e-03 4.25378452e-03 3.28033249e-03 1.64669554e-03 1.30439812e-03 5.12146382e-04 3.57204059e-04 4.15778609e-05]</text:p>
          </table:table-cell>
          <table:table-cell office:value-type="float" office:value="0.372846415330551" calcext:value-type="float">
            <text:p>0.372846415330551</text:p>
          </table:table-cell>
          <table:table-cell office:value-type="string" calcext:value-type="string">
            <text:p>[('Action|Adventure|Animation|Children|Comedy', 0.9606209328109298), ('Crime|Film-Noir|Mystery|Thriller', 0.006598021915428391), ('Action|Adventure|Sci-Fi', 0.004445620493860328), ('Adventure|Animation|Children|Comedy|Fantasy|Romance', 0.004253784523966158), ('Action|Adventure|Sci-Fi', 0.0032803324888296503), ('Action|Adventure|Drama|Fantasy', 0.0016466955432549702), ('Comedy|Drama|Romance|War', 0.0013043981195947757), ('Drama|Romance', 0.0005121463821799836), ('Adventure|Animation|Children|Comedy|Musical|Romance', 0.00035720405909592256), ('Action|Adventure|Sci-Fi|IMAX', 4.157786091646813e-05)]</text:p>
          </table:table-cell>
          <table:table-cell office:value-type="string" calcext:value-type="string">
            <text:p>['Action|Adventure|Comedy|Fantasy']</text:p>
          </table:table-cell>
          <table:table-cell office:value-type="float" office:value="3.35511811023622" calcext:value-type="float">
            <text:p>3.35511811023622</text:p>
          </table:table-cell>
          <table:table-cell office:value-type="float" office:value="0.865953451260955" calcext:value-type="float">
            <text:p>0.86595345126095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['Action|Adventure|Comedy|Fantasy', 'Action|Sci-Fi', 'Action|Adventure|Animation|Children|Comedy', 'Comedy|Drama|Romance', 'Adventure|Animation|Children|Comedy|Musical|Romance', 'Action|Adventure|Sci-Fi', 'Action|Adventure|Drama', 'Action|Adventure|Drama', 'Action|Comedy|Crime|Drama|Thriller', 'Comedy|Documentary', 'Action|Fantasy|War|IMAX', 'Action|Adventure|Comedy|Romance|Thriller', 'Action|Drama|Romance', 'Crime|Drama', 'Action|Adventure|Drama', 'Action|Sci-Fi|Thriller', 'Crime|Film-Noir|Mystery|Thriller', 'Action|Romance|War|Western', 'Action|Adventure|Animation|Fantasy|Sci-Fi', 'Action|Adventure|Sci-Fi']</text:p>
          </table:table-cell>
          <table:table-cell office:value-type="float" office:value="10.4738516807556" calcext:value-type="float">
            <text:p>10.473851680755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38093826]</text:p>
          </table:table-cell>
          <table:table-cell office:value-type="float" office:value="5.11780345131832" calcext:value-type="float">
            <text:p>5.11780345131832</text:p>
          </table:table-cell>
          <table:table-cell office:value-type="string" calcext:value-type="string">
            <text:p>[ <text:s/>73 <text:s/>166 2265 <text:s/>232 <text:s/>192 <text:s text:c="2"/>68 1133 <text:s/>875 <text:s text:c="2"/>15 <text:s text:c="2"/>69]</text:p>
          </table:table-cell>
          <table:table-cell office:value-type="string" calcext:value-type="string">
            <text:p>[6.30736349e-01 2.65038365e-02 1.52147715e-02 8.44218291e-03 7.17779189e-03 5.51399560e-03 5.49316569e-03 3.90050882e-03 3.19820099e-03 3.81198849e-05]</text:p>
          </table:table-cell>
          <table:table-cell office:value-type="float" office:value="1.73686518642621" calcext:value-type="float">
            <text:p>1.73686518642621</text:p>
          </table:table-cell>
          <table:table-cell office:value-type="string" calcext:value-type="string">
            <text:p>[('Action|Adventure|Sci-Fi', 0.630736349204611), ('Action|Sci-Fi|Thriller', 0.026503836533565035), ('Comedy|Horror', 0.015214771488010854), ('Crime|Drama', 0.008442182907073886), ('Action|Crime|Drama|Thriller', 0.007177791893480991), ('Action|Adventure|Sci-Fi', 0.005513995604690991), ('Adventure|Animation|Children|Comedy|Fantasy|IMAX', 0.005493165685763527), ('Adventure|Animation|Children|Comedy', 0.0039005088219678007), ('Action|Adventure|Sci-Fi', 0.0031982009893599334), ('Action|Adventure|Comedy|Fantasy|Romance', 3.811988492367551e-05)]</text:p>
          </table:table-cell>
          <table:table-cell office:value-type="string" calcext:value-type="string">
            <text:p>['Adventure|Comedy|Fantasy']</text:p>
          </table:table-cell>
          <table:table-cell office:value-type="float" office:value="2.84737124463519" calcext:value-type="float">
            <text:p>2.84737124463519</text:p>
          </table:table-cell>
          <table:table-cell office:value-type="float" office:value="1.02942938043456" calcext:value-type="float">
            <text:p>1.029429380434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'Adventure|Animation|Children|Comedy|Fantasy', 'Comedy|Musical', 'Crime|Drama', 'Crime|Drama', 'Action|Adventure|Sci-Fi', 'Comedy', 'Children|Comedy|Fantasy|Musical', 'Action|Adventure', 'Action|Comedy|Sci-Fi', 'Action|Adventure|Sci-Fi', 'Adventure|Comedy|Fantasy', 'Action|Western', 'Action|Adventure', 'Crime|Mystery|Thriller', 'Comedy', 'Action|Comedy', 'Action|Drama|War', 'Adventure|Western', 'Adventure|Children|Musical', 'Comedy|Romance']</text:p>
          </table:table-cell>
          <table:table-cell office:value-type="float" office:value="10.5708839893341" calcext:value-type="float">
            <text:p>10.57088398933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19447573]</text:p>
          </table:table-cell>
          <table:table-cell office:value-type="float" office:value="4.92472263236253" calcext:value-type="float">
            <text:p>4.92472263236253</text:p>
          </table:table-cell>
          <table:table-cell office:value-type="string" calcext:value-type="string">
            <text:p>[ <text:s/>15 1136 <text:s text:c="2"/>45 <text:s text:c="2"/>16 2684 3233 3544 1143 <text:s/>379 1137]</text:p>
          </table:table-cell>
          <table:table-cell office:value-type="string" calcext:value-type="string">
            <text:p>[7.83897336e-01 4.22639834e-02 6.81429164e-03 4.21727838e-03 4.71347446e-04 4.05987137e-04 3.05759684e-04 2.02468753e-04 1.86663743e-04 1.30028977e-04]</text:p>
          </table:table-cell>
          <table:table-cell office:value-type="float" office:value="0.730246905717491" calcext:value-type="float">
            <text:p>0.730246905717491</text:p>
          </table:table-cell>
          <table:table-cell office:value-type="string" calcext:value-type="string">
            <text:p>[('Action|Adventure|Sci-Fi', 0.7838973361859226), ('Crime|Drama', 0.0422639833842744), ('Drama|Mystery', 0.00681429163745352), ('Comedy|Crime|Drama|Thriller', 0.004217278381483702), ('Crime|Drama', 0.00047134744586613416), ('Drama', 0.00040598713705578834), ('Drama', 0.00030575968359433854), ('Crime|Drama|Film-Noir', 0.0002024687528757236), ('Drama|Musical|Romance', 0.00018666374324204104), ('Drama', 0.000130028977239997)]</text:p>
          </table:table-cell>
          <table:table-cell office:value-type="string" calcext:value-type="string">
            <text:p>['Crime|Drama']</text:p>
          </table:table-cell>
          <table:table-cell office:value-type="float" office:value="4.14232209737828" calcext:value-type="float">
            <text:p>4.14232209737828</text:p>
          </table:table-cell>
          <table:table-cell office:value-type="float" office:value="0.68310746326302" calcext:value-type="float">
            <text:p>0.683107463263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['Action|Adventure', 'Drama', 'Children|Drama|Sci-Fi', 'Drama|Musical|Romance', 'Drama', 'Comedy|Romance', 'Action|Western', 'Drama|Western', 'Comedy|Romance', 'Crime|Drama', 'Crime|Drama|Thriller', 'Action|Adventure|Drama|Western', 'Film-Noir|Mystery', 'Adventure|Drama|War', 'Drama', 'Drama', 'Crime|Film-Noir|Mystery|Thriller', 'Drama|Mystery', 'Adventure|Children|Fantasy|Musical', 'Action|Adventure|Sci-Fi']</text:p>
          </table:table-cell>
          <table:table-cell office:value-type="float" office:value="10.3140778541565" calcext:value-type="float">
            <text:p>10.314077854156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1.51054649]</text:p>
          </table:table-cell>
          <table:table-cell office:value-type="float" office:value="5.15334426073922" calcext:value-type="float">
            <text:p>5.15334426073922</text:p>
          </table:table-cell>
          <table:table-cell office:value-type="string" calcext:value-type="string">
            <text:p>[ 184 <text:s/>875 1101 <text:s/>778 <text:s/>121 <text:s/>764 1893 <text:s/>237 1027 <text:s text:c="2"/>68]</text:p>
          </table:table-cell>
          <table:table-cell office:value-type="string" calcext:value-type="string">
            <text:p>[0.26911126 0.12157265 0.03515816 0.02164288 0.01887947 0.01757277 0.01746354 0.0104407 <text:s/>0.00270482 0.00081046]</text:p>
          </table:table-cell>
          <table:table-cell office:value-type="float" office:value="3.6427977757055" calcext:value-type="float">
            <text:p>3.6427977757055</text:p>
          </table:table-cell>
          <table:table-cell office:value-type="string" calcext:value-type="string">
            <text:p>[('Drama|Romance', 0.2691112624514896), ('Adventure|Animation|Children|Comedy', 0.12157264717068852), ('Drama', 0.03515816133068576), ('Adventure|Animation|Children|Comedy|Musical|Romance', 0.02164287527099552), ('Action|Drama|War', 0.018879470176472665), ('Adventure|Fantasy', 0.017572768994032498), ('Adventure|Fantasy|Thriller|IMAX', 0.017463537739521626), ('Crime|Drama|Thriller', 0.01044070457745849), ('Crime|Drama', 0.002704824118980339), ('Action|Adventure|Sci-Fi', 0.0008104619936446312)]</text:p>
          </table:table-cell>
          <table:table-cell office:value-type="string" calcext:value-type="string">
            <text:p>['Comedy|War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10.3278095722198" calcext:value-type="float">
            <text:p>10.32780957221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5653093]</text:p>
          </table:table-cell>
          <table:table-cell office:value-type="float" office:value="5.35154729313712" calcext:value-type="float">
            <text:p>5.35154729313712</text:p>
          </table:table-cell>
          <table:table-cell office:value-type="string" calcext:value-type="string">
            <text:p>[1077 <text:s/>915 <text:s/>251 <text:s/>244 1378 1052 <text:s/>966 <text:s/>232 <text:s/>875 1051]</text:p>
          </table:table-cell>
          <table:table-cell office:value-type="string" calcext:value-type="string">
            <text:p>[0.54880652 0.10311566 0.09656802 0.08777223 0.05799499 0.05647017 0.03328201 0.03039944 0.02633422 0.00851008]</text:p>
          </table:table-cell>
          <table:table-cell office:value-type="float" office:value="0.786237989736893" calcext:value-type="float">
            <text:p>0.786237989736893</text:p>
          </table:table-cell>
          <table:table-cell office:value-type="string" calcext:value-type="string">
            <text:p>[('Action|Adventure|Sci-Fi', 0.5488065235643756), ('Adventure|Animation|Children|Drama', 0.10311566166354282), ('Action|Drama|Western', 0.09656802197868306), ('Action|Crime|Drama|Mystery|Sci-Fi|Thriller|IMAX', 0.0877722266928), ('Drama', 0.057994989762345905), ('Animation|Children|Drama', 0.05647016822145239), ('Action|Adventure|Comedy|Crime', 0.03328201111900163), ('Crime|Drama', 0.030399435104406056), ('Adventure|Animation|Children|Comedy', 0.02633422273753152), ('Drama|Mystery|Sci-Fi|Thriller', 0.008510083670746701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33978328173375" calcext:value-type="float">
            <text:p>3.33978328173375</text:p>
          </table:table-cell>
          <table:table-cell office:value-type="float" office:value="1.07004497001898" calcext:value-type="float">
            <text:p>1.0700449700189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['Comedy', 'Action|Comedy|Crime', 'Comedy|Crime|Drama', 'Comedy', 'Action|Crime|Drama|Thriller', 'Comedy|Romance', 'Drama', 'Crime|Mystery|Thriller', 'Action|Adventure|Comedy|Sci-Fi', 'Comedy', 'Adventure|Comedy|Fantasy', 'Comedy', 'Comedy', 'Action|Comedy|Crime', 'Action|Comedy|Documentary', 'Action|Comedy|Documentary', 'Action|Comedy|Crime', 'Comedy|Documentary', 'Action|Comedy', 'Comedy']</text:p>
          </table:table-cell>
          <table:table-cell office:value-type="float" office:value="10.2524065971375" calcext:value-type="float">
            <text:p>10.25240659713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64249065]</text:p>
          </table:table-cell>
          <table:table-cell office:value-type="float" office:value="4.07855536097807" calcext:value-type="float">
            <text:p>4.07855536097807</text:p>
          </table:table-cell>
          <table:table-cell office:value-type="string" calcext:value-type="string">
            <text:p>[ 457 <text:s text:c="2"/>67 4239 1247 <text:s/>450 <text:s/>766 1096 1000 1099 <text:s/>731]</text:p>
          </table:table-cell>
          <table:table-cell office:value-type="string" calcext:value-type="string">
            <text:p>[8.01973875e-01 2.83150015e-03 1.06237485e-03 7.69382353e-04 5.49536166e-04 4.38772139e-04 3.76592302e-04 3.58161960e-04 3.20464836e-04 2.98008599e-04]</text:p>
          </table:table-cell>
          <table:table-cell office:value-type="float" office:value="0.436064707351755" calcext:value-type="float">
            <text:p>0.436064707351755</text:p>
          </table:table-cell>
          <table:table-cell office:value-type="string" calcext:value-type="string">
            <text:p>[('Adventure|Children|Fantasy', 0.8019738748746773), ('Adventure|Comedy|Fantasy', 0.0028315001500673516), ('Drama|Romance', 0.0010623748486759768), ('Adventure|Animation|Children|Comedy', 0.0007693823531268034), ('Drama|Musical|Romance', 0.0005495361656888594), ('Comedy|Crime|Drama|Musical', 0.00043877213862587676), ('Animation|Children|Comedy', 0.0003765923021410173), ('Comedy|Romance', 0.00035816195968500655), ('Animation|Children|Comedy|Crime', 0.0003204648359444165), ('Comedy|Romance', 0.00029800859910487985)]</text:p>
          </table:table-cell>
          <table:table-cell office:value-type="string" calcext:value-type="string">
            <text:p>['Comedy|Romance']</text:p>
          </table:table-cell>
          <table:table-cell office:value-type="float" office:value="3.50732600732601" calcext:value-type="float">
            <text:p>3.50732600732601</text:p>
          </table:table-cell>
          <table:table-cell office:value-type="float" office:value="0.767912702955387" calcext:value-type="float">
            <text:p>0.7679127029553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['Drama|Romance', 'Animation|Children|Fantasy|Musical|Romance|IMAX', 'Drama|Musical|Romance', 'Comedy|Romance', 'Adventure|Animation|Children|Comedy', 'Animation|Children|Comedy|Crime', 'Comedy|Crime|Drama|Musical', 'Animation|Children|Comedy', 'Comedy|Romance', 'Comedy|Romance', 'Comedy|Romance', 'Adventure|Animation|Children|Comedy|Fantasy|Romance', 'Comedy', 'Comedy|Musical|Romance', 'Adventure|Children|Fantasy', 'Adventure|Comedy|Fantasy', 'Drama|Mystery|Sci-Fi|Thriller', 'Drama|War', 'Comedy', 'Comedy|Romance']</text:p>
          </table:table-cell>
          <table:table-cell office:value-type="float" office:value="10.1941688060761" calcext:value-type="float">
            <text:p>10.194168806076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37282589]</text:p>
          </table:table-cell>
          <table:table-cell office:value-type="float" office:value="5.11780345131832" calcext:value-type="float">
            <text:p>5.11780345131832</text:p>
          </table:table-cell>
          <table:table-cell office:value-type="string" calcext:value-type="string">
            <text:p>[ <text:s/>73 <text:s/>166 2265 <text:s/>232 1133 <text:s/>192 <text:s text:c="2"/>68 <text:s/>875 <text:s text:c="2"/>15 1051]</text:p>
          </table:table-cell>
          <table:table-cell office:value-type="string" calcext:value-type="string">
            <text:p>[0.62997457 0.02633754 0.01557715 0.00865165 0.00720265 0.00546559 0.00544326 0.00281851 0.00260253 0.00162364]</text:p>
          </table:table-cell>
          <table:table-cell office:value-type="float" office:value="1.7449775601633" calcext:value-type="float">
            <text:p>1.7449775601633</text:p>
          </table:table-cell>
          <table:table-cell office:value-type="string" calcext:value-type="string">
            <text:p>[('Action|Adventure|Sci-Fi', 0.6299745707950895), ('Action|Sci-Fi|Thriller', 0.026337543044861737), ('Comedy|Horror', 0.015577145383470546), ('Crime|Drama', 0.008651645528859442), ('Adventure|Animation|Children|Comedy|Fantasy|IMAX', 0.007202653342527832), ('Action|Crime|Drama|Thriller', 0.005465593322925472), ('Action|Adventure|Sci-Fi', 0.005443261683031071), ('Adventure|Animation|Children|Comedy', 0.0028185081391140323), ('Action|Adventure|Sci-Fi', 0.0026025285299136423), ('Drama|Mystery|Sci-Fi|Thriller', 0.0016236357991449958)]</text:p>
          </table:table-cell>
          <table:table-cell office:value-type="string" calcext:value-type="string">
            <text:p>['Adventure|Comedy|Fantasy']</text:p>
          </table:table-cell>
          <table:table-cell office:value-type="float" office:value="2.84737124463519" calcext:value-type="float">
            <text:p>2.84737124463519</text:p>
          </table:table-cell>
          <table:table-cell office:value-type="float" office:value="1.02942938043456" calcext:value-type="float">
            <text:p>1.029429380434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'Adventure|Animation|Children|Comedy|Fantasy', 'Comedy|Musical', 'Crime|Drama', 'Crime|Drama', 'Action|Adventure|Sci-Fi', 'Comedy', 'Children|Comedy|Fantasy|Musical', 'Action|Adventure', 'Action|Comedy|Sci-Fi', 'Action|Adventure|Sci-Fi', 'Adventure|Comedy|Fantasy', 'Action|Western', 'Action|Adventure', 'Crime|Mystery|Thriller', 'Comedy', 'Action|Comedy', 'Action|Drama|War', 'Adventure|Western', 'Adventure|Children|Musical', 'Comedy|Romance']</text:p>
          </table:table-cell>
          <table:table-cell office:value-type="float" office:value="10.3499102592468" calcext:value-type="float">
            <text:p>10.349910259246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67638912]</text:p>
          </table:table-cell>
          <table:table-cell office:value-type="float" office:value="4.54080983199478" calcext:value-type="float">
            <text:p>4.54080983199478</text:p>
          </table:table-cell>
          <table:table-cell office:value-type="string" calcext:value-type="string">
            <text:p>[ 251 <text:s/>242 <text:s/>232 <text:s text:c="2"/>34 <text:s/>244 <text:s/>253 <text:s/>774 <text:s/>753 1129 1101]</text:p>
          </table:table-cell>
          <table:table-cell office:value-type="string" calcext:value-type="string">
            <text:p>[7.66833963e-01 4.27726077e-02 4.24575250e-02 4.24079478e-02 4.03570159e-02 1.89504433e-02 7.65193832e-03 4.93713292e-03 1.66181842e-03 2.29741742e-05]</text:p>
          </table:table-cell>
          <table:table-cell office:value-type="float" office:value="0.135579285644393" calcext:value-type="float">
            <text:p>0.135579285644393</text:p>
          </table:table-cell>
          <table:table-cell office:value-type="string" calcext:value-type="string">
            <text:p>[('Action|Drama|Western', 0.766833963263503), ('Drama|Mystery|Thriller', 0.04277260766518276), ('Crime|Drama', 0.04245752501029224), ('Crime|Horror|Thriller', 0.04240794782833075), ('Action|Crime|Drama|Mystery|Sci-Fi|Thriller|IMAX', 0.04035701587033683), ('Sci-Fi|IMAX', 0.01895044331861857), ('Action|Adventure|Drama|Fantasy', 0.007651938315756416), ('Adventure|Fantasy', 0.004937132923057525), ('Drama|Romance|Sci-Fi', 0.001661818423356344), ('Drama', 2.29741742309831e-05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75597269624573" calcext:value-type="float">
            <text:p>3.75597269624573</text:p>
          </table:table-cell>
          <table:table-cell office:value-type="float" office:value="0.544291027671771" calcext:value-type="float">
            <text:p>0.544291027671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['Documentary', 'Animation', 'Western', 'Comedy', 'Crime|Drama|Film-Noir|Thriller', 'Comedy|Drama|Romance', 'Documentary', 'Drama|War', 'Drama', 'Documentary', 'Drama|Musical', 'Sci-Fi|IMAX', 'Drama', 'Comedy', '(no genres listed)', 'Documentary', 'Comedy', 'Action|Drama|Mystery|Sci-Fi|Thriller|IMAX', 'Adventure|Comedy|Drama', 'Comedy|Crime|Drama']</text:p>
          </table:table-cell>
          <table:table-cell office:value-type="float" office:value="10.254022359848" calcext:value-type="float">
            <text:p>10.25402235984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76675101]</text:p>
          </table:table-cell>
          <table:table-cell office:value-type="float" office:value="5.34879180648715" calcext:value-type="float">
            <text:p>5.34879180648715</text:p>
          </table:table-cell>
          <table:table-cell office:value-type="string" calcext:value-type="string">
            <text:p>[ 28 <text:s text:c="2"/>7 <text:s/>20 <text:s/>25 <text:s/>16 461 621 292 <text:s text:c="2"/>3 <text:s/>26]</text:p>
          </table:table-cell>
          <table:table-cell office:value-type="string" calcext:value-type="string">
            <text:p>[0.84305533 0.03434592 0.02527053 0.02181293 0.01190874 0.00815963 0.0076323 <text:s/>0.00387886 0.00226023 0.0021397 ]</text:p>
          </table:table-cell>
          <table:table-cell office:value-type="float" office:value="0.582040801059482" calcext:value-type="float">
            <text:p>0.582040801059482</text:p>
          </table:table-cell>
          <table:table-cell office:value-type="string" calcext:value-type="string">
            <text:p>[('Drama|War', 0.8430553271269613), ('Action|Drama|War', 0.03434592307177312), ('Comedy|Drama|Romance|War', 0.02527053231319926), ('Thriller', 0.021812931092701104), ('Comedy|Crime|Drama|Thriller', 0.011908741631138928), ('Crime|Drama', 0.008159633406375816), ('Action|Romance|Thriller', 0.0076322958391722845), ('Mystery|Sci-Fi|Thriller', 0.0038788623229751825), ('Mystery|Thriller', 0.0022602291905781096), ('Action|Adventure|Sci-Fi|Thriller', 0.0021396977932163098)]</text:p>
          </table:table-cell>
          <table:table-cell office:value-type="string" calcext:value-type="string">
            <text:p>['Crime|Drama']</text:p>
          </table:table-cell>
          <table:table-cell office:value-type="float" office:value="3.90178571428571" calcext:value-type="float">
            <text:p>3.90178571428571</text:p>
          </table:table-cell>
          <table:table-cell office:value-type="float" office:value="1.03475170786947" calcext:value-type="float">
            <text:p>1.034751707869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'Animation|Children|Fantasy|Musical', 'Comedy|Romance', 'Drama|War', 'Comedy|Romance|Thriller', 'Drama|Romance', 'Comedy', 'Comedy|Drama', 'Action|Drama|Romance', 'Drama|Romance', 'Action|Adventure|Mystery|Thriller', 'Mystery|Sci-Fi|Thriller', 'Drama', 'Drama', 'Action|Adventure|Sci-Fi|Thriller', 'Comedy|Romance', 'Crime|Drama', 'Comedy|Romance', 'Comedy|Romance', 'Children|Comedy|Fantasy|Musical', 'Animation|Children|Drama|Fantasy|Musical']</text:p>
          </table:table-cell>
          <table:table-cell office:value-type="float" office:value="10.2309489250183" calcext:value-type="float">
            <text:p>10.230948925018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65616461]</text:p>
          </table:table-cell>
          <table:table-cell office:value-type="float" office:value="4.6542269860986" calcext:value-type="float">
            <text:p>4.6542269860986</text:p>
          </table:table-cell>
          <table:table-cell office:value-type="string" calcext:value-type="string">
            <text:p>[ 774 1125 6362 1828 <text:s text:c="3"/>3 <text:s/>147 <text:s text:c="2"/>34 <text:s/>203 <text:s/>754 <text:s/>192]</text:p>
          </table:table-cell>
          <table:table-cell office:value-type="string" calcext:value-type="string">
            <text:p>[0.82239681 0.0281135 <text:s/>0.02440019 0.01451214 0.01330981 0.01237636 0.0121482 <text:s/>0.00357557 0.00169295 0.00113702]</text:p>
          </table:table-cell>
          <table:table-cell office:value-type="float" office:value="0.00193762604676095" calcext:value-type="float">
            <text:p>0.001937626046761</text:p>
          </table:table-cell>
          <table:table-cell office:value-type="string" calcext:value-type="string">
            <text:p>[('Action|Adventure|Drama|Fantasy', 0.8223968144275434), ('Comedy|Romance', 0.028113500081345135), ('Crime|Drama|Thriller', 0.024400189860650817), ('Crime|Drama|Film-Noir|Mystery|Thriller', 0.014512142372561938), ('Mystery|Thriller', 0.013309810640347641), ('Crime|Drama', 0.012376357426116811), ('Crime|Horror|Thriller', 0.012148199734491438), ('Crime|Drama', 0.0035755739968431305), ('Drama|Romance', 0.00169295445059339), ('Action|Crime|Drama|Thriller', 0.0011370193854763734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7877358490566" calcext:value-type="float">
            <text:p>3.7877358490566</text:p>
          </table:table-cell>
          <table:table-cell office:value-type="float" office:value="0.921309858165308" calcext:value-type="float">
            <text:p>0.92130985816530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'Crime|Drama|Thriller', 'Crime|Drama', 'Drama|Horror|Mystery', 'Thriller', 'Comedy|Crime|Thriller', 'Adventure|Animation|Children|Comedy', 'Action|Adventure|Drama|Fantasy', 'Action|Drama|Thriller', 'Adventure|Animation|Children|Comedy', 'Comedy|Crime|Drama|Thriller', 'Drama|Romance|Sci-Fi', 'Comedy|Romance', 'Adventure|Animation|Children|Drama|Musical|IMAX', 'Action|Crime|Thriller', 'Action|Crime|Drama|Thriller', 'Crime|Drama', 'Crime|Drama|Film-Noir|Mystery|Thriller', 'Drama|Romance', 'Action|Drama|War', 'Mystery|Thriller']</text:p>
          </table:table-cell>
          <table:table-cell office:value-type="float" office:value="10.3443734645844" calcext:value-type="float">
            <text:p>10.34437346458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60743751]</text:p>
          </table:table-cell>
          <table:table-cell office:value-type="float" office:value="5.33165822810354" calcext:value-type="float">
            <text:p>5.33165822810354</text:p>
          </table:table-cell>
          <table:table-cell office:value-type="string" calcext:value-type="string">
            <text:p>[ <text:s/>16 <text:s text:c="2"/>72 <text:s text:c="2"/>62 1093 <text:s/>588 1094 <text:s text:c="2"/>69 <text:s/>722 <text:s text:c="2"/>36 <text:s text:c="2"/>34]</text:p>
          </table:table-cell>
          <table:table-cell office:value-type="string" calcext:value-type="string">
            <text:p>[0.7382658 <text:s/>0.07347116 0.03048318 0.02598587 0.02463411 0.01539693 0.01354302 0.00875503 0.00332399 0.00081477]</text:p>
          </table:table-cell>
          <table:table-cell office:value-type="float" office:value="0.724220713615667" calcext:value-type="float">
            <text:p>0.724220713615667</text:p>
          </table:table-cell>
          <table:table-cell office:value-type="string" calcext:value-type="string">
            <text:p>[('Comedy|Crime|Drama|Thriller', 0.7382658018838335), ('Action|Drama|War', 0.07347115744130081), ('Crime|Mystery|Thriller', 0.030483183411004717), ('Crime|Drama|Thriller', 0.02598586811263043), ('Action|Crime|Drama|Thriller', 0.024634110688223212), ('Action|Sci-Fi|Thriller', 0.015396931935492313), ('Action|Adventure|Comedy|Fantasy|Romance', 0.013543024063300636), ('Comedy|War', 0.008755031366881475), ('Comedy|Crime|Drama|Thriller', 0.003323990903836229), ('Crime|Horror|Thriller', 0.0008147693740409685)]</text:p>
          </table:table-cell>
          <table:table-cell office:value-type="string" calcext:value-type="string">
            <text:p>['Crime|Drama|Sci-Fi|Thriller']</text:p>
          </table:table-cell>
          <table:table-cell office:value-type="float" office:value="3.25851996105161" calcext:value-type="float">
            <text:p>3.25851996105161</text:p>
          </table:table-cell>
          <table:table-cell office:value-type="float" office:value="0.858891832810254" calcext:value-type="float">
            <text:p>0.85889183281025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['Comedy|Crime|Drama|Thriller', 'Crime|Film-Noir|Mystery|Thriller', 'Adventure|Drama|Sci-Fi', 'Comedy|War', 'Adventure|Animation|Drama|Fantasy|Sci-Fi', 'Drama|Mystery', 'Drama', 'Drama|Mystery|Romance|Thriller', 'Drama|War', 'Comedy|Romance', 'Mystery|Thriller', 'Film-Noir|Mystery|Thriller', 'Crime|Drama|Film-Noir|Mystery|Thriller', 'Action|Drama|War', 'Drama|Romance', 'Crime|Drama|Sci-Fi|Thriller', 'Crime|Horror', 'Comedy', 'Action|Adventure|Sci-Fi', 'Action|Sci-Fi|Thriller']</text:p>
          </table:table-cell>
          <table:table-cell office:value-type="float" office:value="10.5788490772247" calcext:value-type="float">
            <text:p>10.578849077224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14870768]</text:p>
          </table:table-cell>
          <table:table-cell office:value-type="float" office:value="5.48814537695552" calcext:value-type="float">
            <text:p>5.48814537695552</text:p>
          </table:table-cell>
          <table:table-cell office:value-type="string" calcext:value-type="string">
            <text:p>[ 70 <text:s/>34 121 <text:s/>15 <text:s/>81 <text:s/>68 184 <text:s/>69 726 381]</text:p>
          </table:table-cell>
          <table:table-cell office:value-type="string" calcext:value-type="string">
            <text:p>[5.49803263e-01 9.72403325e-02 2.79948179e-02 2.75812843e-02 1.93162412e-02 1.92957332e-02 1.73461538e-02 1.10088820e-02 3.44229105e-03 8.12145048e-05]</text:p>
          </table:table-cell>
          <table:table-cell office:value-type="float" office:value="2.33943769822634" calcext:value-type="float">
            <text:p>2.33943769822634</text:p>
          </table:table-cell>
          <table:table-cell office:value-type="string" calcext:value-type="string">
            <text:p>[('Action|Adventure', 0.5498032633108901), ('Crime|Horror|Thriller', 0.09724033246591827), ('Action|Drama|War', 0.027994817895345234), ('Action|Adventure|Sci-Fi', 0.02758128425933939), ('Action|Sci-Fi|Thriller', 0.01931624124918504), ('Action|Adventure|Sci-Fi', 0.019295733162224837), ('Drama|Romance', 0.017346153770693505), ('Action|Adventure|Comedy|Fantasy|Romance', 0.01100888204722053), ('Drama|Sci-Fi', 0.003442291054442127), ('Comedy|Drama', 8.12145047678115e-05)]</text:p>
          </table:table-cell>
          <table:table-cell office:value-type="string" calcext:value-type="string">
            <text:p>['Action|Sci-Fi']</text:p>
          </table:table-cell>
          <table:table-cell office:value-type="float" office:value="2.60739687055477" calcext:value-type="float">
            <text:p>2.60739687055477</text:p>
          </table:table-cell>
          <table:table-cell office:value-type="float" office:value="0.926641817915628" calcext:value-type="float">
            <text:p>0.926641817915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['Comedy', 'Action|Crime|Drama|Thriller', 'Adventure|Fantasy|Musical', 'Romance|Thriller', 'Action|Crime|Thriller', 'Film-Noir|Mystery', 'Comedy', 'Adventure|Comedy|Sci-Fi', 'Action|Adventure|Sci-Fi|Thriller', 'Mystery|Thriller', 'Adventure|Animation|Children|Comedy|Crime|Fantasy|Mystery', 'Comedy|Drama|Fantasy|Romance', 'Action|Mystery|Sci-Fi', 'Action|Adventure', 'Adventure|Comedy|Fantasy|Sci-Fi', 'Action|Comedy|Fantasy', 'Action|Adventure|Comedy|Sci-Fi', 'Children|Drama|Sci-Fi', 'Action|Adventure|Comedy|Fantasy|Romance', 'Action|Adventure']</text:p>
          </table:table-cell>
          <table:table-cell office:value-type="float" office:value="10.3651790618896" calcext:value-type="float">
            <text:p>10.365179061889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13318464]</text:p>
          </table:table-cell>
          <table:table-cell office:value-type="float" office:value="4.06396011018725" calcext:value-type="float">
            <text:p>4.06396011018725</text:p>
          </table:table-cell>
          <table:table-cell office:value-type="string" calcext:value-type="string">
            <text:p>[2234 1211 <text:s/>525 3309 3070 <text:s text:c="2"/>89 3667 1033 <text:s text:c="3"/>7 1852]</text:p>
          </table:table-cell>
          <table:table-cell office:value-type="string" calcext:value-type="string">
            <text:p>[9.16081864e-01 5.02560042e-04 4.60900327e-04 4.15635165e-04 2.78794011e-04 2.67522354e-04 1.90995274e-04 1.53659533e-04 9.18209150e-05 4.17246133e-05]</text:p>
          </table:table-cell>
          <table:table-cell office:value-type="float" office:value="0.0692245340898339" calcext:value-type="float">
            <text:p>0.069224534089834</text:p>
          </table:table-cell>
          <table:table-cell office:value-type="string" calcext:value-type="string">
            <text:p>[('Action|Adventure|Sci-Fi', 0.9160818642711227), ('Action|Comedy|Crime|Thriller', 0.0005025600416820378), ('Action|Comedy|Crime|Drama|Thriller', 0.0004609003271767167), ('Comedy|Sci-Fi', 0.00041563516455995407), ('Action|Adventure|Comedy|Romance|Thriller', 0.00027879401144674423), ('Action|Adventure', 0.0002675223544351102), ('Action|Adventure|Comedy', 0.00019099527406779207), ('Action|Comedy|Crime|Drama', 0.00015365953322442398), ('Action|Drama|War', 9.182091495645562e-05), ('Action|Adventure|Comedy', 4.172461334769415e-05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38105726872247" calcext:value-type="float">
            <text:p>3.38105726872247</text:p>
          </table:table-cell>
          <table:table-cell office:value-type="float" office:value="0.766272936086956" calcext:value-type="float">
            <text:p>0.76627293608695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['Action|Adventure|Drama', 'Action|Comedy|Crime|Drama|Thriller', 'Action|Adventure|Comedy|Fantasy', 'Action|Comedy|Crime|Drama', 'Action|Adventure|Fantasy', 'Action|Adventure|Comedy', 'Comedy|Sci-Fi', 'Comedy|Drama|Romance|War', 'Action|Adventure', 'Action|Adventure', 'Action|Comedy|Crime|Thriller', 'Action|Adventure|Comedy|Romance|Thriller', 'Action|Adventure', 'Action|Drama|War', 'Action|Adventure|Sci-Fi', 'Action|Adventure|Comedy', 'Action|Sci-Fi', 'Action|Comedy|Crime|Drama', 'Action|Crime', 'Action|Comedy|Crime|Thriller']</text:p>
          </table:table-cell>
          <table:table-cell office:value-type="float" office:value="10.3807880878448" calcext:value-type="float">
            <text:p>10.380788087844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486039]</text:p>
          </table:table-cell>
          <table:table-cell office:value-type="float" office:value="4.90946732311036" calcext:value-type="float">
            <text:p>4.90946732311036</text:p>
          </table:table-cell>
          <table:table-cell office:value-type="string" calcext:value-type="string">
            <text:p>[ 244 <text:s/>233 <text:s/>875 <text:s text:c="2"/>28 <text:s/>240 <text:s/>391 1125 1392 1146 <text:s/>234]</text:p>
          </table:table-cell>
          <table:table-cell office:value-type="string" calcext:value-type="string">
            <text:p>[8.75370137e-01 1.02466921e-02 8.21040082e-03 7.23273332e-03 6.31585072e-03 5.86457008e-03 2.00089141e-03 1.35711227e-03 1.23481224e-03 1.20518882e-04]</text:p>
          </table:table-cell>
          <table:table-cell office:value-type="float" office:value="0.423428322790431" calcext:value-type="float">
            <text:p>0.423428322790431</text:p>
          </table:table-cell>
          <table:table-cell office:value-type="string" calcext:value-type="string">
            <text:p>[('Action|Crime|Drama|Mystery|Sci-Fi|Thriller|IMAX', 0.8753701367836391), ('Drama|Romance', 0.010246692089927638), ('Adventure|Animation|Children|Comedy', 0.008210400821905802), ('Drama|War', 0.007232733322152328), ('Action|Drama|War', 0.006315850723367442), ('Comedy|Drama|Romance|War', 0.005864570078650782), ('Comedy|Romance', 0.002000891405777034), ('Action|Sci-Fi', 0.0013571122696433887), ('Action|Adventure|Crime|Drama|Thriller', 0.0012348122432041138), ('Action|Crime|Thriller', 0.00012051888166593473)]</text:p>
          </table:table-cell>
          <table:table-cell office:value-type="string" calcext:value-type="string">
            <text:p>['Comedy']</text:p>
          </table:table-cell>
          <table:table-cell office:value-type="float" office:value="4.00943396226415" calcext:value-type="float">
            <text:p>4.00943396226415</text:p>
          </table:table-cell>
          <table:table-cell office:value-type="float" office:value="1.14467827744155" calcext:value-type="float">
            <text:p>1.1446782774415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['Crime|Drama|Thriller', 'Action|Crime|Thriller', 'Comedy|Romance', 'Drama', 'Action|Romance|Sci-Fi|Thriller', 'Comedy', 'Crime|Thriller', 'Drama|Romance', 'Crime|Drama', 'Children|Comedy|Fantasy', 'Drama|Mystery|Thriller', 'Comedy|Crime|Mystery', 'Comedy|Drama', 'Action|Crime|Drama|IMAX', 'Crime|Drama|Thriller', 'Comedy|Crime', 'Action|Adventure|Sci-Fi', 'Comedy|Drama|Romance', 'Drama|Romance', 'Action|Adventure|Comedy']</text:p>
          </table:table-cell>
          <table:table-cell office:value-type="float" office:value="10.6241106987" calcext:value-type="float">
            <text:p>10.624110698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86904872]</text:p>
          </table:table-cell>
          <table:table-cell office:value-type="float" office:value="5.51742465048588" calcext:value-type="float">
            <text:p>5.51742465048588</text:p>
          </table:table-cell>
          <table:table-cell office:value-type="string" calcext:value-type="string">
            <text:p>[ 28 <text:s/>74 333 332 232 <text:s/>62 <text:s/>36 292 356 <text:s text:c="2"/>4]</text:p>
          </table:table-cell>
          <table:table-cell office:value-type="string" calcext:value-type="string">
            <text:p>[9.23033035e-01 3.04582212e-02 6.09803071e-03 5.03393627e-03 4.26926252e-03 2.75504461e-03 9.52790860e-04 8.56046983e-04 7.78992527e-04 7.73491586e-04]</text:p>
          </table:table-cell>
          <table:table-cell office:value-type="float" office:value="0.648375932632457" calcext:value-type="float">
            <text:p>0.648375932632457</text:p>
          </table:table-cell>
          <table:table-cell office:value-type="string" calcext:value-type="string">
            <text:p>[('Drama|War', 0.9230330353494058), ('Crime|Drama', 0.0304582211507313), ('Action|Adventure|Mystery|Romance|Thriller', 0.006098030711092761), ('Mystery|Thriller', 0.005033936269541083), ('Crime|Drama', 0.004269262518271706), ('Crime|Mystery|Thriller', 0.00275504460870348), ('Comedy|Crime|Drama|Thriller', 0.0009527908595194143), ('Mystery|Sci-Fi|Thriller', 0.0008560469831676946), ('Drama|Western', 0.0007789925271827093), ('Crime|Mystery|Thriller', 0.0007734915857827908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4.08684863523573" calcext:value-type="float">
            <text:p>4.08684863523573</text:p>
          </table:table-cell>
          <table:table-cell office:value-type="float" office:value="1.07065562549489" calcext:value-type="float">
            <text:p>1.070655625494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['Adventure|Animation|Children|Comedy|Fantasy', 'Action|Adventure|Mystery|Romance|Thriller', 'Crime|Drama|Film-Noir', 'Crime|Drama', 'Comedy|Crime', 'Comedy', 'Drama|Romance|War', 'Drama|Romance', 'Mystery|Thriller', 'Drama', 'Action|Crime|Romance|Thriller', 'Drama', 'Drama|Mystery|Western', 'Drama|Romance', 'Crime|Drama', 'Comedy', 'Comedy', 'Drama|Western', 'Comedy', 'Drama']</text:p>
          </table:table-cell>
          <table:table-cell office:value-type="float" office:value="10.4845521450043" calcext:value-type="float">
            <text:p>10.48455214500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69703568]</text:p>
          </table:table-cell>
          <table:table-cell office:value-type="float" office:value="5.61937625844675" calcext:value-type="float">
            <text:p>5.61937625844675</text:p>
          </table:table-cell>
          <table:table-cell office:value-type="string" calcext:value-type="string">
            <text:p>[238 192 <text:s/>68 <text:s/>15 774 232 237 <text:s/>73 147 <text:s/>70]</text:p>
          </table:table-cell>
          <table:table-cell office:value-type="string" calcext:value-type="string">
            <text:p>[0.35005151 0.07552873 0.07503158 0.06349028 0.02615806 0.02495205 0.0116438 <text:s/>0.0110863 <text:s/>0.00608338 0.00112352]</text:p>
          </table:table-cell>
          <table:table-cell office:value-type="float" office:value="2.92234057512929" calcext:value-type="float">
            <text:p>2.92234057512929</text:p>
          </table:table-cell>
          <table:table-cell office:value-type="string" calcext:value-type="string">
            <text:p>[('Action|Crime|Drama|IMAX', 0.3500515084901894), ('Action|Crime|Drama|Thriller', 0.07552873084206956), ('Action|Adventure|Sci-Fi', 0.07503157811073743), ('Action|Adventure|Sci-Fi', 0.0634902811060652), ('Action|Adventure|Drama|Fantasy', 0.026158055472495265), ('Crime|Drama', 0.02495205132511705), ('Crime|Drama|Thriller', 0.011643801043603704), ('Action|Adventure|Sci-Fi', 0.011086297232820176), ('Crime|Drama', 0.006083384222895474), ('Action|Adventure', 0.0011235191306852989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37555309734513" calcext:value-type="float">
            <text:p>3.37555309734513</text:p>
          </table:table-cell>
          <table:table-cell office:value-type="float" office:value="0.958629716325016" calcext:value-type="float">
            <text:p>0.95862971632501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['Adventure|Animation|Children|Comedy|Fantasy', 'Drama', 'Action|Animation|Comedy', 'Adventure|Sci-Fi|Thriller', 'Comedy|Drama|Romance', 'Action|Crime|Mystery|Sci-Fi|Thriller', 'Action|Comedy|Fantasy|Musical|Romance', 'Adventure|Fantasy', 'Drama', 'Comedy|Romance', 'Crime|Drama|Romance', 'Drama|Romance', 'Drama|Romance', 'Comedy|Crime', 'Mystery|Thriller', 'Drama|Romance', 'Drama', 'Drama|Thriller', 'Comedy|Drama|Romance', 'Comedy|Musical']</text:p>
          </table:table-cell>
          <table:table-cell office:value-type="float" office:value="10.5419330596924" calcext:value-type="float">
            <text:p>10.541933059692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12872582]</text:p>
          </table:table-cell>
          <table:table-cell office:value-type="float" office:value="5.48814537695552" calcext:value-type="float">
            <text:p>5.48814537695552</text:p>
          </table:table-cell>
          <table:table-cell office:value-type="string" calcext:value-type="string">
            <text:p>[ 70 <text:s/>34 <text:s/>15 121 <text:s/>81 <text:s/>68 184 <text:s/>69 726 187]</text:p>
          </table:table-cell>
          <table:table-cell office:value-type="string" calcext:value-type="string">
            <text:p>[0.52946752 0.09451028 0.03132201 0.02667171 0.02394766 0.02359054 0.01939689 0.01319432 0.00671275 0.00074998]</text:p>
          </table:table-cell>
          <table:table-cell office:value-type="float" office:value="2.35941955808585" calcext:value-type="float">
            <text:p>2.35941955808585</text:p>
          </table:table-cell>
          <table:table-cell office:value-type="string" calcext:value-type="string">
            <text:p>[('Action|Adventure', 0.5294675214773951), ('Crime|Horror|Thriller', 0.09451027930287115), ('Action|Adventure|Sci-Fi', 0.03132201261528229), ('Action|Drama|War', 0.0266717120619173), ('Action|Sci-Fi|Thriller', 0.02394766152743528), ('Action|Adventure|Sci-Fi', 0.023590535367200977), ('Drama|Romance', 0.019396886465239724), ('Action|Adventure|Comedy|Fantasy|Romance', 0.013194324534779204), ('Drama|Sci-Fi', 0.006712753907567976), ('Action|Adventure|Sci-Fi|Thriller', 0.0007499810618223532)]</text:p>
          </table:table-cell>
          <table:table-cell office:value-type="string" calcext:value-type="string">
            <text:p>['Action|Sci-Fi']</text:p>
          </table:table-cell>
          <table:table-cell office:value-type="float" office:value="2.60739687055477" calcext:value-type="float">
            <text:p>2.60739687055477</text:p>
          </table:table-cell>
          <table:table-cell office:value-type="float" office:value="0.926641817915628" calcext:value-type="float">
            <text:p>0.926641817915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['Comedy', 'Action|Crime|Drama|Thriller', 'Adventure|Fantasy|Musical', 'Romance|Thriller', 'Action|Crime|Thriller', 'Film-Noir|Mystery', 'Comedy', 'Adventure|Comedy|Sci-Fi', 'Action|Adventure|Sci-Fi|Thriller', 'Mystery|Thriller', 'Adventure|Animation|Children|Comedy|Crime|Fantasy|Mystery', 'Comedy|Drama|Fantasy|Romance', 'Action|Mystery|Sci-Fi', 'Action|Adventure', 'Adventure|Comedy|Fantasy|Sci-Fi', 'Action|Comedy|Fantasy', 'Action|Adventure|Comedy|Sci-Fi', 'Children|Drama|Sci-Fi', 'Action|Adventure|Comedy|Fantasy|Romance', 'Action|Adventure']</text:p>
          </table:table-cell>
          <table:table-cell office:value-type="float" office:value="10.4579977989197" calcext:value-type="float">
            <text:p>10.457997798919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60802874]</text:p>
          </table:table-cell>
          <table:table-cell office:value-type="float" office:value="5.38344578340767" calcext:value-type="float">
            <text:p>5.38344578340767</text:p>
          </table:table-cell>
          <table:table-cell office:value-type="string" calcext:value-type="string">
            <text:p>[ <text:s/>68 2306 <text:s/>238 <text:s text:c="2"/>73 <text:s/>184 <text:s text:c="2"/>89 1268 1227 2046 <text:s/>166]</text:p>
          </table:table-cell>
          <table:table-cell office:value-type="string" calcext:value-type="string">
            <text:p>[8.62855488e-01 3.63052380e-02 4.38018000e-03 4.07892994e-03 3.88200102e-03 2.70243205e-03 2.61583439e-03 2.52101226e-03 2.40240103e-03 1.27036583e-04]</text:p>
          </table:table-cell>
          <table:table-cell office:value-type="float" office:value="0.775417041804644" calcext:value-type="float">
            <text:p>0.775417041804644</text:p>
          </table:table-cell>
          <table:table-cell office:value-type="string" calcext:value-type="string">
            <text:p>[('Action|Adventure|Sci-Fi', 0.8628554879779998), ('Comedy|Drama', 0.03630523795396172), ('Action|Crime|Drama|IMAX', 0.00438017999957526), ('Action|Adventure|Sci-Fi', 0.004078929944158517), ('Drama|Romance', 0.0038820010166726033), ('Action|Adventure', 0.002702432054194459), ('Action|Sci-Fi|Thriller|IMAX', 0.002615834388103223), ('Comedy|Drama|Romance', 0.0025210122597283295), ('Comedy|Drama|Romance', 0.0024024010279152376), ('Action|Sci-Fi|Thriller', 0.0001270365825198284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23373015873016" calcext:value-type="float">
            <text:p>3.23373015873016</text:p>
          </table:table-cell>
          <table:table-cell office:value-type="float" office:value="0.896384478633413" calcext:value-type="float">
            <text:p>0.89638447863341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['Action|Adventure|Thriller', 'Action|Crime|Drama', 'Action|Romance|War|Western', 'Comedy|Romance', 'Action|Adventure', 'Action|Adventure|Fantasy|IMAX', 'Comedy', 'Action|Adventure', 'Adventure|Animation|Children|Comedy|Fantasy|Romance', 'Action|Adventure|Sci-Fi|IMAX', 'Adventure|Animation|Children|Fantasy|IMAX', 'Comedy', 'Adventure|Children|Fantasy', 'Comedy|Drama|Romance', 'Drama|Romance', 'Action|Crime|Drama|Thriller', 'Comedy|Romance', 'Action|Adventure|Sci-Fi|IMAX', 'Comedy|Drama|Romance', 'Drama|Romance|War']</text:p>
          </table:table-cell>
          <table:table-cell office:value-type="float" office:value="10.4100396633148" calcext:value-type="float">
            <text:p>10.410039663314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06992827]</text:p>
          </table:table-cell>
          <table:table-cell office:value-type="float" office:value="5.74891219619912" calcext:value-type="float">
            <text:p>5.74891219619912</text:p>
          </table:table-cell>
          <table:table-cell office:value-type="string" calcext:value-type="string">
            <text:p>[ <text:s/>68 <text:s text:c="2"/>15 1027 <text:s text:c="2"/>70 <text:s/>121 <text:s text:c="2"/>75 <text:s text:c="2"/>85 <text:s/>359 <text:s text:c="2"/>26 1136]</text:p>
          </table:table-cell>
          <table:table-cell office:value-type="string" calcext:value-type="string">
            <text:p>[7.48204357e-01 1.58648600e-02 1.31379161e-02 8.80304286e-03 7.93414093e-03 6.52528824e-03 6.32413875e-03 3.44441564e-03 3.07138924e-03 6.76104579e-04]</text:p>
          </table:table-cell>
          <table:table-cell office:value-type="float" office:value="1.67898393015127" calcext:value-type="float">
            <text:p>1.67898393015127</text:p>
          </table:table-cell>
          <table:table-cell office:value-type="string" calcext:value-type="string">
            <text:p>[('Action|Adventure|Sci-Fi', 0.7482043568590825), ('Action|Adventure|Sci-Fi', 0.01586485997086564), ('Crime|Drama', 0.013137916132607471), ('Action|Adventure', 0.008803042863764977), ('Action|Drama|War', 0.007934140929938917), ('Horror|Sci-Fi', 0.006525288238928198), ('Adventure|Comedy|Sci-Fi', 0.0063241387528768815), ('Comedy', 0.0034444156413664727), ('Action|Adventure|Sci-Fi|Thriller', 0.003071389241018887), ('Crime|Drama', 0.0006761045791190408)]</text:p>
          </table:table-cell>
          <table:table-cell office:value-type="string" calcext:value-type="string">
            <text:p>['Drama|War']</text:p>
          </table:table-cell>
          <table:table-cell office:value-type="float" office:value="3.97742663656885" calcext:value-type="float">
            <text:p>3.97742663656885</text:p>
          </table:table-cell>
          <table:table-cell office:value-type="float" office:value="1.04716565357032" calcext:value-type="float">
            <text:p>1.047165653570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['Comedy|Romance', 'Comedy', 'Action|Drama|War', 'Action|Adventure|Thriller', 'Drama', 'Action|Romance', 'Action|Drama|Sci-Fi', 'Comedy|Crime|Thriller', 'Action|Horror', 'Action|Crime|Drama', 'Comedy|Crime|Drama', 'Comedy|Crime|Drama|Romance|Thriller', 'Comedy|Drama', 'Drama', 'Horror', 'Action|Comedy|Sci-Fi', 'Comedy|Drama|Fantasy|Romance', 'Comedy|Drama|Romance', 'Drama|Romance', 'Comedy']</text:p>
          </table:table-cell>
          <table:table-cell office:value-type="float" office:value="10.4372637271881" calcext:value-type="float">
            <text:p>10.437263727188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81843948]</text:p>
          </table:table-cell>
          <table:table-cell office:value-type="float" office:value="5.2596282710467" calcext:value-type="float">
            <text:p>5.2596282710467</text:p>
          </table:table-cell>
          <table:table-cell office:value-type="string" calcext:value-type="string">
            <text:p>[ <text:s/>73 1066 <text:s/>588 <text:s/>180 <text:s text:c="2"/>70 <text:s text:c="2"/>85 <text:s text:c="2"/>68 <text:s text:c="2"/>26 <text:s text:c="2"/>15 <text:s/>192]</text:p>
          </table:table-cell>
          <table:table-cell office:value-type="string" calcext:value-type="string">
            <text:p>[0.71715467 0.01760703 0.00611177 0.00533217 0.00434155 0.00336045 0.00333354 0.0027288 <text:s/>0.0018811 <text:s/>0.00183681]</text:p>
          </table:table-cell>
          <table:table-cell office:value-type="float" office:value="1.44118879209982" calcext:value-type="float">
            <text:p>1.44118879209982</text:p>
          </table:table-cell>
          <table:table-cell office:value-type="string" calcext:value-type="string">
            <text:p>[('Action|Adventure|Sci-Fi', 0.7171546690743232), ('Action|Adventure|Sci-Fi|IMAX', 0.017607034454449482), ('Action|Crime|Drama|Thriller', 0.006111772329436028), ('Action|Comedy|Sci-Fi', 0.005332165538637701), ('Action|Adventure', 0.004341550650901517), ('Adventure|Comedy|Sci-Fi', 0.0033604488445049133), ('Action|Adventure|Sci-Fi', 0.0033335426248743416), ('Action|Adventure|Sci-Fi|Thriller', 0.002728800501289163), ('Action|Adventure|Sci-Fi', 0.001881099250949508), ('Action|Crime|Drama|Thriller', 0.0018368125200097746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68855606758833" calcext:value-type="float">
            <text:p>3.68855606758833</text:p>
          </table:table-cell>
          <table:table-cell office:value-type="float" office:value="0.857092701927981" calcext:value-type="float">
            <text:p>0.85709270192798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['Adventure|Animation|Children|Comedy|Fantasy', 'Action|Drama|Western', 'Crime|Drama|Film-Noir|Thriller', 'Comedy|Crime|Drama', 'Action|Adventure|Crime|Drama|Thriller', 'Action|Drama|Thriller|Western', 'Drama', 'Crime|Drama', 'Action|Crime|Thriller', 'Crime|Drama|Thriller', 'Adventure|Animation|Children|Comedy|Fantasy|IMAX', 'Mystery|Thriller', 'Drama|Romance|Sci-Fi', 'Drama|Mystery|Sci-Fi|Thriller', 'Action|Comedy|Fantasy|Horror', 'Action|Adventure|Western', 'Comedy|Crime|Mystery|Thriller', 'Adventure|Comedy|Drama', 'Crime|Drama|Thriller', 'Comedy|Crime|Drama|Thriller']</text:p>
          </table:table-cell>
          <table:table-cell office:value-type="float" office:value="10.2420401573181" calcext:value-type="float">
            <text:p>10.242040157318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80882235]</text:p>
          </table:table-cell>
          <table:table-cell office:value-type="float" office:value="5.14744547706515" calcext:value-type="float">
            <text:p>5.14744547706515</text:p>
          </table:table-cell>
          <table:table-cell office:value-type="string" calcext:value-type="string">
            <text:p>[ 184 <text:s/>232 <text:s/>192 1159 <text:s/>166 <text:s text:c="2"/>16 <text:s/>165 <text:s text:c="2"/>15 1027 <text:s/>292]</text:p>
          </table:table-cell>
          <table:table-cell office:value-type="string" calcext:value-type="string">
            <text:p>[7.15264089e-01 1.15742753e-02 1.00074017e-02 7.69078785e-03 7.24173716e-03 4.19543369e-03 2.26098801e-03 1.84309942e-03 1.21685429e-03 4.69803056e-04]</text:p>
          </table:table-cell>
          <table:table-cell office:value-type="float" office:value="1.33862312895514" calcext:value-type="float">
            <text:p>1.33862312895514</text:p>
          </table:table-cell>
          <table:table-cell office:value-type="string" calcext:value-type="string">
            <text:p>[('Drama|Romance', 0.7152640891231334), ('Crime|Drama', 0.011574275295812819), ('Action|Crime|Drama|Thriller', 0.010007401715725932), ('Comedy|Crime|Drama', 0.007690787854065495), ('Action|Sci-Fi|Thriller', 0.0072417371552251876), ('Comedy|Crime|Drama|Thriller', 0.0041954336949420225), ('Comedy|Crime|Thriller', 0.0022609880130703146), ('Action|Adventure|Sci-Fi', 0.0018430994233288968), ('Crime|Drama', 0.001216854290442956), ('Mystery|Sci-Fi|Thriller', 0.0004698030562534397)]</text:p>
          </table:table-cell>
          <table:table-cell office:value-type="string" calcext:value-type="string">
            <text:p>['Action|Adventure|Comedy|Sci-Fi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10.2321574687958" calcext:value-type="float">
            <text:p>10.232157468795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01771446]</text:p>
          </table:table-cell>
          <table:table-cell office:value-type="float" office:value="5.36053048744068" calcext:value-type="float">
            <text:p>5.36053048744068</text:p>
          </table:table-cell>
          <table:table-cell office:value-type="string" calcext:value-type="string">
            <text:p>[ <text:s/>16 <text:s/>166 <text:s/>744 <text:s/>184 <text:s/>401 <text:s/>444 1170 <text:s/>121 <text:s/>753 <text:s/>758]</text:p>
          </table:table-cell>
          <table:table-cell office:value-type="string" calcext:value-type="string">
            <text:p>[0.64711985 0.04101995 0.03506663 0.02466457 0.02052745 0.01816947 0.01245775 0.00798114 0.00405061 0.00256755]</text:p>
          </table:table-cell>
          <table:table-cell office:value-type="float" office:value="1.34281602477117" calcext:value-type="float">
            <text:p>1.34281602477117</text:p>
          </table:table-cell>
          <table:table-cell office:value-type="string" calcext:value-type="string">
            <text:p>[('Comedy|Crime|Drama|Thriller', 0.6471198452550355), ('Action|Sci-Fi|Thriller', 0.041019946300130325), ('Adventure|Animation|Children|Comedy|Fantasy|Romance', 0.03506662883134561), ('Drama|Romance', 0.02466456562432099), ('Drama|Horror|Mystery', 0.020527446814929223), ('Mystery|Thriller', 0.018169467485310287), ('Drama', 0.012457754468625763), ('Action|Drama|War', 0.00798113959633039), ('Adventure|Fantasy', 0.004050609689191516), ('Action|Crime|Mystery|Sci-Fi|Thriller', 0.0025675479525082067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3.13417569193742" calcext:value-type="float">
            <text:p>3.13417569193742</text:p>
          </table:table-cell>
          <table:table-cell office:value-type="float" office:value="1.07861245400347" calcext:value-type="float">
            <text:p>1.0786124540034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['Action|Sci-Fi|Thriller', 'Drama', 'Action|Crime|Film-Noir|Mystery|Thriller', 'Adventure|Film-Noir|Sci-Fi|Thriller', 'Action|Adventure|Sci-Fi|Thriller|IMAX', 'Comedy|Crime|Thriller', 'Action|Adventure|Sci-Fi|Thriller|IMAX', 'Action|Fantasy|War|IMAX', 'Comedy|Crime|Drama|Thriller', 'Action|Crime|Drama|Thriller', 'Drama', 'Action|Horror|Sci-Fi|Thriller', 'Comedy|Horror', 'Action|Sci-Fi|Thriller|IMAX', 'Comedy|Crime', 'Action|Crime|Thriller', 'Action|Sci-Fi|Thriller', 'Drama|Romance', 'Crime|Drama', 'Action|Thriller']</text:p>
          </table:table-cell>
          <table:table-cell office:value-type="float" office:value="10.2459828853607" calcext:value-type="float">
            <text:p>10.245982885360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97622159]</text:p>
          </table:table-cell>
          <table:table-cell office:value-type="float" office:value="4.76972686819836" calcext:value-type="float">
            <text:p>4.76972686819836</text:p>
          </table:table-cell>
          <table:table-cell office:value-type="string" calcext:value-type="string">
            <text:p>[ 192 <text:s text:c="2"/>28 <text:s/>875 1159 <text:s/>147 1129 1021 <text:s/>460 <text:s/>401 <text:s/>108]</text:p>
          </table:table-cell>
          <table:table-cell office:value-type="string" calcext:value-type="string">
            <text:p>[0.65277646 0.07176168 0.05159422 0.0317262 <text:s/>0.02247962 0.0173329 0.00963053 0.00650095 0.00322018 0.00166362]</text:p>
          </table:table-cell>
          <table:table-cell office:value-type="float" office:value="0.793505274259752" calcext:value-type="float">
            <text:p>0.793505274259752</text:p>
          </table:table-cell>
          <table:table-cell office:value-type="string" calcext:value-type="string">
            <text:p>[('Action|Crime|Drama|Thriller', 0.652776458197572), ('Drama|War', 0.07176167843000644), ('Adventure|Animation|Children|Comedy', 0.051594218109244534), ('Comedy|Crime|Drama', 0.031726202775856964), ('Crime|Drama', 0.022479621703979404), ('Drama|Romance|Sci-Fi', 0.017332895813709285), ('Comedy|Crime|Thriller', 0.009630528922697253), ('Children|Drama', 0.006500946100990093), ('Drama|Horror|Mystery', 0.0032201750916817794), ('Comedy|Crime', 0.0016636183954441216)]</text:p>
          </table:table-cell>
          <table:table-cell office:value-type="string" calcext:value-type="string">
            <text:p>['Crime|Drama']</text:p>
          </table:table-cell>
          <table:table-cell office:value-type="float" office:value="3.76885880077369" calcext:value-type="float">
            <text:p>3.76885880077369</text:p>
          </table:table-cell>
          <table:table-cell office:value-type="float" office:value="0.743935671773996" calcext:value-type="float">
            <text:p>0.74393567177399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['Crime|Drama', 'Adventure|Drama|Western', 'Drama', 'Comedy|Romance', 'Comedy', 'Crime|Drama', 'Adventure|Drama|War', 'Comedy', 'Animation|Drama|War', 'Action|Crime', 'Adventure|Animation|Children|Drama|Sci-Fi', 'Children|Comedy', 'Drama|Romance', 'Comedy|Crime', 'Comedy|Horror|Thriller', 'Action|Drama|War', 'Drama', 'Action|Adventure|Drama', 'Drama', 'Drama|Thriller']</text:p>
          </table:table-cell>
          <table:table-cell office:value-type="float" office:value="10.4128680229187" calcext:value-type="float">
            <text:p>10.412868022918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42181983]</text:p>
          </table:table-cell>
          <table:table-cell office:value-type="float" office:value="6.00438269306842" calcext:value-type="float">
            <text:p>6.00438269306842</text:p>
          </table:table-cell>
          <table:table-cell office:value-type="string" calcext:value-type="string">
            <text:p>[ <text:s/>15 <text:s text:c="2"/>65 <text:s text:c="2"/>69 1455 <text:s/>478 <text:s text:c="2"/>29 <text:s/>100 <text:s text:c="2"/>81 <text:s text:c="2"/>68 <text:s/>865]</text:p>
          </table:table-cell>
          <table:table-cell office:value-type="string" calcext:value-type="string">
            <text:p>[0.6143445 <text:s/>0.06184711 0.0363011 <text:s/>0.02004275 0.01611192 0.00383991 0.00293911 0.0022839 <text:s/>0.00223983 0.00185474]</text:p>
          </table:table-cell>
          <table:table-cell office:value-type="float" office:value="2.58256286168728" calcext:value-type="float">
            <text:p>2.58256286168728</text:p>
          </table:table-cell>
          <table:table-cell office:value-type="string" calcext:value-type="string">
            <text:p>[('Action|Adventure|Sci-Fi', 0.6143445017287948), ('Children|Drama|Sci-Fi', 0.06184710672406287), ('Action|Adventure|Comedy|Fantasy|Romance', 0.036301101941896737), ('Comedy', 0.020042752790200298), ('Action|Sci-Fi', 0.01611191993428675), ('Comedy|Romance|Thriller', 0.00383991326402519), ('Action|Crime|Drama|Thriller', 0.002939110352824889), ('Action|Sci-Fi|Thriller', 0.0022838956353599935), ('Action|Adventure|Sci-Fi', 0.0022398297206611415), ('Comedy|Romance', 0.0018547365740348588)]</text:p>
          </table:table-cell>
          <table:table-cell office:value-type="string" calcext:value-type="string">
            <text:p>['Drama|Romance']</text:p>
          </table:table-cell>
          <table:table-cell office:value-type="float" office:value="3.39285714285714" calcext:value-type="float">
            <text:p>3.39285714285714</text:p>
          </table:table-cell>
          <table:table-cell office:value-type="float" office:value="1.07251345634711" calcext:value-type="float">
            <text:p>1.072513456347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['Adventure|Animation|Children|Comedy|Fantasy', 'Comedy', 'Crime|Drama', 'Action|Adventure', 'Action|Adventure|Comedy|Fantasy|Romance', 'Comedy|Drama|Romance|War', 'Adventure|Comedy|Fantasy', 'Drama|Sci-Fi|Thriller', 'Animation|Children|Comedy|Musical|Romance', 'Action|Sci-Fi|Thriller', 'Film-Noir|Mystery', 'Animation|Children|Comedy|Crime', 'Action|Adventure|Western', 'Action|Adventure|Drama', 'Crime|Film-Noir|Mystery|Thriller', 'Drama', 'Comedy|War', 'Comedy|Drama|Fantasy|Romance', 'Crime|Drama', 'Comedy|Crime']</text:p>
          </table:table-cell>
          <table:table-cell office:value-type="float" office:value="10.408900976181" calcext:value-type="float">
            <text:p>10.40890097618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00608309]</text:p>
          </table:table-cell>
          <table:table-cell office:value-type="float" office:value="5.9012370320846" calcext:value-type="float">
            <text:p>5.9012370320846</text:p>
          </table:table-cell>
          <table:table-cell office:value-type="string" calcext:value-type="string">
            <text:p>[ <text:s/>68 <text:s text:c="2"/>69 <text:s text:c="2"/>73 <text:s/>166 1255 <text:s/>232 <text:s text:c="2"/>15 <text:s/>381 <text:s text:c="2"/>70 1226]</text:p>
          </table:table-cell>
          <table:table-cell office:value-type="string" calcext:value-type="string">
            <text:p>[7.54791338e-01 2.78030879e-02 1.71076913e-02 1.26835149e-02 9.03663181e-03 6.68754825e-03 6.59148957e-03 5.47155138e-03 5.40219340e-03 3.69294753e-04]</text:p>
          </table:table-cell>
          <table:table-cell office:value-type="float" office:value="1.89515394608149" calcext:value-type="float">
            <text:p>1.89515394608149</text:p>
          </table:table-cell>
          <table:table-cell office:value-type="string" calcext:value-type="string">
            <text:p>[('Action|Adventure|Sci-Fi', 0.7547913384422968), ('Action|Adventure|Comedy|Fantasy|Romance', 0.027803087948899945), ('Action|Adventure|Sci-Fi', 0.01710769133259152), ('Action|Sci-Fi|Thriller', 0.012683514886465838), ('Adventure|Comedy|Drama', 0.009036631813716639), ('Crime|Drama', 0.006687548245002972), ('Action|Adventure|Sci-Fi', 0.006591489571907316), ('Comedy|Drama', 0.005471551378448037), ('Action|Adventure', 0.0054021934024173004), ('Comedy', 0.0003692947529999386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3.69646271510516" calcext:value-type="float">
            <text:p>3.69646271510516</text:p>
          </table:table-cell>
          <table:table-cell office:value-type="float" office:value="0.672369822243785" calcext:value-type="float">
            <text:p>0.67236982224378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['Adventure|Animation|Children|Drama|Musical|IMAX', 'Sci-Fi', 'Drama|Thriller', 'Comedy|Horror|Sci-Fi|Thriller', 'Action|Adventure|Sci-Fi|Thriller', 'Action|Adventure', 'Action|Adventure|Drama|Fantasy', 'Mystery|Thriller', 'Action|Adventure|Sci-Fi', 'Action|Sci-Fi|IMAX', 'Action|Comedy|Crime', 'Action|Crime|Sci-Fi', 'Crime|Drama|Film-Noir|Thriller', 'Mystery|Sci-Fi|Thriller', 'Comedy|Fantasy|Romance', 'Adventure|Fantasy', 'Action|Comedy|Sci-Fi', 'Comedy', 'Action|Crime|Film-Noir|Mystery|Thriller', 'Drama|Romance']</text:p>
          </table:table-cell>
          <table:table-cell office:value-type="float" office:value="10.4077806472778" calcext:value-type="float">
            <text:p>10.407780647277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23764111]</text:p>
          </table:table-cell>
          <table:table-cell office:value-type="float" office:value="5.52100207467864" calcext:value-type="float">
            <text:p>5.52100207467864</text:p>
          </table:table-cell>
          <table:table-cell office:value-type="string" calcext:value-type="string">
            <text:p>[ <text:s/>73 <text:s/>232 <text:s/>915 1133 1051 <text:s text:c="2"/>89 <text:s/>192 <text:s/>166 <text:s text:c="2"/>15 <text:s text:c="2"/>68]</text:p>
          </table:table-cell>
          <table:table-cell office:value-type="string" calcext:value-type="string">
            <text:p>[5.47616259e-01 5.13430245e-02 3.93536060e-02 3.04933927e-02 9.18959626e-03 8.79647498e-03 8.15580069e-03 7.42947527e-03 1.53963732e-03 9.45260583e-05]</text:p>
          </table:table-cell>
          <table:table-cell office:value-type="float" office:value="2.28336096147195" calcext:value-type="float">
            <text:p>2.28336096147195</text:p>
          </table:table-cell>
          <table:table-cell office:value-type="string" calcext:value-type="string">
            <text:p>[('Action|Adventure|Sci-Fi', 0.5476162587271919), ('Crime|Drama', 0.05134302448221055), ('Adventure|Animation|Children|Drama', 0.039353605997536165), ('Adventure|Animation|Children|Comedy|Fantasy|IMAX', 0.030493392661798107), ('Drama|Mystery|Sci-Fi|Thriller', 0.009189596259728774), ('Action|Adventure', 0.008796474978116841), ('Action|Crime|Drama|Thriller', 0.008155800688416847), ('Action|Sci-Fi|Thriller', 0.007429475273846412), ('Action|Adventure|Sci-Fi', 0.0015396373211198555), ('Action|Adventure|Sci-Fi', 9.452605825532265e-05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61881868131868" calcext:value-type="float">
            <text:p>3.61881868131868</text:p>
          </table:table-cell>
          <table:table-cell office:value-type="float" office:value="0.959318227507968" calcext:value-type="float">
            <text:p>0.95931822750796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['Crime|Drama', 'Comedy|Drama|Romance', 'Drama', 'Action|Crime|Drama|Mystery|Sci-Fi|Thriller|IMAX', 'Comedy', 'Adventure|Animation|Children|Comedy|Fantasy|IMAX', 'Crime|Drama|Thriller', 'Adventure|Comedy|Fantasy|Romance', 'Action|Drama|Western', 'Comedy|Crime|Mystery|Thriller', 'Action|Sci-Fi|Thriller|IMAX', 'Sci-Fi|IMAX', 'Drama|Fantasy|Thriller', 'Sci-Fi|Thriller', 'Action|Adventure|Drama', 'Adventure|Fantasy|Musical', 'Comedy|Drama', 'Drama', 'Comedy|Romance', 'Comedy|Crime']</text:p>
          </table:table-cell>
          <table:table-cell office:value-type="float" office:value="10.3192744255066" calcext:value-type="float">
            <text:p>10.3192744255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59724843]</text:p>
          </table:table-cell>
          <table:table-cell office:value-type="float" office:value="5.38344578340767" calcext:value-type="float">
            <text:p>5.38344578340767</text:p>
          </table:table-cell>
          <table:table-cell office:value-type="string" calcext:value-type="string">
            <text:p>[ <text:s/>68 2306 1227 <text:s text:c="2"/>73 <text:s text:c="2"/>89 <text:s/>238 <text:s/>184 1268 2046 1910]</text:p>
          </table:table-cell>
          <table:table-cell office:value-type="string" calcext:value-type="string">
            <text:p>[0.8566819 <text:s/>0.03782869 0.0050091 <text:s/>0.00464266 0.00396222 0.00348921 0.00321349 0.00197256 0.00195585 0.00119489]</text:p>
          </table:table-cell>
          <table:table-cell office:value-type="float" office:value="0.786197353058162" calcext:value-type="float">
            <text:p>0.786197353058162</text:p>
          </table:table-cell>
          <table:table-cell office:value-type="string" calcext:value-type="string">
            <text:p>[('Action|Adventure|Sci-Fi', 0.8566819036229084), ('Comedy|Drama', 0.03782869301723945), ('Comedy|Drama|Romance', 0.005009101255009628), ('Action|Adventure|Sci-Fi', 0.0046426635310909195), ('Action|Adventure', 0.003962222362038561), ('Action|Crime|Drama|IMAX', 0.0034892104041801945), ('Drama|Romance', 0.003213493948282492), ('Action|Sci-Fi|Thriller|IMAX', 0.001972562090688008), ('Comedy|Drama|Romance', 0.001955851677564827), ('Comedy|Romance', 0.0011948942863990275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23373015873016" calcext:value-type="float">
            <text:p>3.23373015873016</text:p>
          </table:table-cell>
          <table:table-cell office:value-type="float" office:value="0.896384478633413" calcext:value-type="float">
            <text:p>0.89638447863341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['Action|Adventure|Thriller', 'Action|Crime|Drama', 'Action|Romance|War|Western', 'Comedy|Romance', 'Action|Adventure', 'Action|Adventure|Fantasy|IMAX', 'Comedy', 'Action|Adventure', 'Adventure|Animation|Children|Comedy|Fantasy|Romance', 'Action|Adventure|Sci-Fi|IMAX', 'Adventure|Animation|Children|Fantasy|IMAX', 'Comedy', 'Adventure|Children|Fantasy', 'Comedy|Drama|Romance', 'Drama|Romance', 'Action|Crime|Drama|Thriller', 'Comedy|Romance', 'Action|Adventure|Sci-Fi|IMAX', 'Comedy|Drama|Romance', 'Drama|Romance|War']</text:p>
          </table:table-cell>
          <table:table-cell office:value-type="float" office:value="10.4152498245239" calcext:value-type="float">
            <text:p>10.4152498245239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formula="of:=AVERAGE([.E$1:.E$1048576])" office:value-type="float" office:value="1.1888104326695" calcext:value-type="float">
            <text:p>1.1888104326695</text:p>
          </table:table-cell>
          <table:table-cell table:number-columns-repeated="13"/>
        </table:table-row>
        <table:table-row table:style-name="ro1">
          <table:table-cell/>
          <table:table-cell table:formula="of:=STDEV([.E$1:.E$1048576])" office:value-type="float" office:value="0.999291684939949" calcext:value-type="float">
            <text:p>0.99929168493994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5:35:20.231615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10:27:16.084778011</dc:date>
    <meta:editing-duration>PT20H7M19S</meta:editing-duration>
    <meta:editing-cycles>2</meta:editing-cycles>
    <meta:generator>LibreOffice/6.0.7.3$Linux_X86_64 LibreOffice_project/00m0$Build-3</meta:generator>
    <meta:document-statistic meta:table-count="1" meta:cell-count="767" meta:object-count="0"/>
  </office:meta>
</office:document-meta>
</file>